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PT Astra Serif" svg:font-family="PT Astra Serif" style:font-family-generic="roman"/>
    <style:font-face style:name="Calibri" svg:font-family="Calibri" style:font-family-generic="swiss" style:font-pitch="variable" svg:panose-1="2 15 5 2 2 2 4 3 2 4"/>
    <style:font-face style:name="Times New Rom愀渀" svg:font-family="Times New Rom愀渀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P1" style:parent-style-name="Краснаястрока" style:master-page-name="MPF0" style:family="paragraph">
      <style:paragraph-properties fo:break-before="page" fo:text-align="center" fo:text-indent="0in"/>
      <style:text-properties fo:font-size="16pt" style:font-size-asian="16pt" style:font-size-complex="16pt"/>
    </style:style>
    <style:style style:name="P2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3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4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5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6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7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8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9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10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11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12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13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14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15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16" style:parent-style-name="Краснаястрока" style:family="paragraph">
      <style:paragraph-properties fo:text-align="center" fo:text-indent="0in"/>
      <style:text-properties fo:font-size="18pt" style:font-size-asian="18pt" style:font-size-complex="18pt"/>
    </style:style>
    <style:style style:name="P17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18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19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20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21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22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23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24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25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26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27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28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29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30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31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32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33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34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35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36" style:parent-style-name="Краснаястрока" style:family="paragraph">
      <style:paragraph-properties fo:text-align="center" fo:text-indent="0in"/>
    </style:style>
    <style:style style:name="T37" style:parent-style-name="Основнойшрифтабзаца" style:family="text">
      <style:text-properties fo:font-size="16pt" style:font-size-asian="16pt" style:font-size-complex="16pt"/>
    </style:style>
    <style:style style:name="P38" style:parent-style-name="Standard" style:family="paragraph">
      <style:paragraph-properties fo:break-before="page" fo:text-align="justify" fo:line-height="150%" fo:text-indent="0.4923in"/>
    </style:style>
    <style:style style:name="T39" style:parent-style-name="Основнойшрифтабзаца" style:family="text">
      <style:text-properties style:font-name="PT Astra Serif" style:font-name-complex="Times New Roman" fo:font-size="14pt" style:font-size-asian="14pt" style:font-size-complex="14pt"/>
    </style:style>
    <style:style style:name="T40" style:parent-style-name="Основнойшрифтабзаца" style:family="text">
      <style:text-properties style:font-name="PT Astra Serif" style:font-name-complex="Times New Roman" fo:font-size="14pt" style:font-size-asian="14pt" style:font-size-complex="14pt"/>
    </style:style>
    <style:style style:name="P41" style:parent-style-name="Standard" style:family="paragraph">
      <style:paragraph-properties fo:text-align="justify" fo:line-height="150%" fo:text-indent="0.4923in"/>
      <style:text-properties style:font-name="PT Astra Serif" style:font-name-complex="Times New Roman" fo:font-size="14pt" style:font-size-asian="14pt" style:font-size-complex="14pt"/>
    </style:style>
    <style:style style:name="P42" style:parent-style-name="Standard" style:family="paragraph">
      <style:paragraph-properties fo:text-align="justify" fo:line-height="150%" fo:text-indent="0.4923in"/>
      <style:text-properties style:font-name="PT Astra Serif" style:font-name-complex="Times New Roman" fo:font-size="14pt" style:font-size-asian="14pt" style:font-size-complex="14pt"/>
    </style:style>
    <style:style style:name="P43" style:parent-style-name="Standard" style:family="paragraph">
      <style:paragraph-properties fo:text-align="justify" fo:line-height="150%" fo:text-indent="0.4923in"/>
    </style:style>
    <style:style style:name="T44" style:parent-style-name="Основнойшрифтабзаца" style:family="text">
      <style:text-properties style:font-name="PT Astra Serif" style:font-name-complex="Times New Roman" fo:font-size="14pt" style:font-size-asian="14pt" style:font-size-complex="14pt"/>
    </style:style>
    <style:style style:name="T45" style:parent-style-name="Основнойшрифтабзаца" style:family="text">
      <style:text-properties style:font-name="PT Astra Serif" style:font-name-complex="Times New Roman" fo:font-size="14pt" style:font-size-asian="14pt" style:font-size-complex="14pt"/>
    </style:style>
    <style:style style:name="T46" style:parent-style-name="Основнойшрифтабзаца" style:family="text">
      <style:text-properties style:font-name="PT Astra Serif" style:font-name-complex="Times New Roman" fo:font-size="14pt" style:font-size-asian="14pt" style:font-size-complex="14pt" fo:language="en" fo:country="US"/>
    </style:style>
    <style:style style:name="T47" style:parent-style-name="Основнойшрифтабзаца" style:family="text">
      <style:text-properties style:font-name="PT Astra Serif" style:font-name-complex="Times New Roman" fo:font-size="14pt" style:font-size-asian="14pt" style:font-size-complex="14pt"/>
    </style:style>
    <style:style style:name="P48" style:parent-style-name="Standard" style:family="paragraph">
      <style:paragraph-properties fo:text-align="justify" fo:line-height="150%" fo:text-indent="0.4923in"/>
    </style:style>
    <style:style style:name="T49" style:parent-style-name="Основнойшрифтабзаца" style:family="text">
      <style:text-properties style:font-name="PT Astra Serif" style:font-name-complex="Times New Roman" fo:font-style="italic" style:font-style-asian="italic" style:font-style-complex="italic" fo:font-size="14pt" style:font-size-asian="14pt" style:font-size-complex="14pt"/>
    </style:style>
    <style:style style:name="T50" style:parent-style-name="Основнойшрифтабзаца" style:family="text">
      <style:text-properties style:font-name="PT Astra Serif" style:font-name-complex="Times New Roman" fo:font-size="14pt" style:font-size-asian="14pt" style:font-size-complex="14pt"/>
    </style:style>
    <style:style style:name="T51" style:parent-style-name="Основнойшрифтабзаца" style:family="text">
      <style:text-properties style:font-name="PT Astra Serif" style:font-name-complex="Times New Roman" fo:font-size="14pt" style:font-size-asian="14pt" style:font-size-complex="14pt"/>
    </style:style>
    <style:style style:name="T52" style:parent-style-name="Основнойшрифтабзаца" style:family="text">
      <style:text-properties style:font-name="PT Astra Serif" style:font-name-complex="Times New Roman" fo:font-size="14pt" style:font-size-asian="14pt" style:font-size-complex="14pt"/>
    </style:style>
    <style:style style:name="P53" style:parent-style-name="Standard" style:family="paragraph">
      <style:paragraph-properties fo:text-align="justify" fo:line-height="150%" fo:text-indent="0.4923in"/>
    </style:style>
    <style:style style:name="T54" style:parent-style-name="Основнойшрифтабзаца" style:family="text">
      <style:text-properties style:font-name="PT Astra Serif" style:font-name-complex="Times New Roman" fo:font-style="italic" style:font-style-asian="italic" style:font-style-complex="italic" fo:font-size="14pt" style:font-size-asian="14pt" style:font-size-complex="14pt"/>
    </style:style>
    <style:style style:name="T55" style:parent-style-name="Основнойшрифтабзаца" style:family="text">
      <style:text-properties style:font-name="PT Astra Serif" style:font-name-complex="Times New Roman" fo:font-size="14pt" style:font-size-asian="14pt" style:font-size-complex="14pt"/>
    </style:style>
    <style:style style:name="T56" style:parent-style-name="Основнойшрифтабзаца" style:family="text">
      <style:text-properties style:font-name="PT Astra Serif" style:font-name-complex="Times New Roman" fo:font-size="14pt" style:font-size-asian="14pt" style:font-size-complex="14pt"/>
    </style:style>
    <style:style style:name="P57" style:parent-style-name="Standard" style:family="paragraph">
      <style:paragraph-properties fo:text-align="justify" fo:line-height="150%" fo:text-indent="0.4923in"/>
    </style:style>
    <style:style style:name="T58" style:parent-style-name="Основнойшрифтабзаца" style:family="text">
      <style:text-properties style:font-name="PT Astra Serif" style:font-name-complex="Times New Roman" fo:font-style="italic" style:font-style-asian="italic" style:font-style-complex="italic" fo:font-size="14pt" style:font-size-asian="14pt" style:font-size-complex="14pt"/>
    </style:style>
    <style:style style:name="T59" style:parent-style-name="Основнойшрифтабзаца" style:family="text">
      <style:text-properties style:font-name="PT Astra Serif" style:font-name-complex="Times New Roman" fo:font-size="14pt" style:font-size-asian="14pt" style:font-size-complex="14pt"/>
    </style:style>
    <style:style style:name="T60" style:parent-style-name="Основнойшрифтабзаца" style:family="text">
      <style:text-properties style:font-name="PT Astra Serif" style:font-name-complex="Times New Roman" fo:font-size="14pt" style:font-size-asian="14pt" style:font-size-complex="14pt"/>
    </style:style>
    <style:style style:name="P61" style:parent-style-name="Standard" style:family="paragraph">
      <style:paragraph-properties fo:text-align="justify" fo:line-height="150%" fo:text-indent="0.4923in"/>
    </style:style>
    <style:style style:name="T62" style:parent-style-name="Основнойшрифтабзаца" style:family="text">
      <style:text-properties style:font-name="PT Astra Serif" style:font-name-complex="Times New Roman" fo:font-style="italic" style:font-style-asian="italic" style:font-style-complex="italic" fo:font-size="14pt" style:font-size-asian="14pt" style:font-size-complex="14pt"/>
    </style:style>
    <style:style style:name="T63" style:parent-style-name="Основнойшрифтабзаца" style:family="text">
      <style:text-properties style:font-name="PT Astra Serif" style:font-name-complex="Times New Roman" fo:font-size="14pt" style:font-size-asian="14pt" style:font-size-complex="14pt"/>
    </style:style>
    <style:style style:name="T64" style:parent-style-name="Основнойшрифтабзаца" style:family="text">
      <style:text-properties style:font-name="PT Astra Serif" style:font-name-complex="Times New Roman" fo:font-size="14pt" style:font-size-asian="14pt" style:font-size-complex="14pt"/>
    </style:style>
    <style:style style:name="T65" style:parent-style-name="Основнойшрифтабзаца" style:family="text">
      <style:text-properties style:font-name="PT Astra Serif" style:font-name-complex="Times New Roman" fo:font-size="14pt" style:font-size-asian="14pt" style:font-size-complex="14pt"/>
    </style:style>
    <style:style style:name="T66" style:parent-style-name="Основнойшрифтабзаца" style:family="text">
      <style:text-properties style:font-name="PT Astra Serif" style:font-name-complex="Times New Roman" fo:font-size="14pt" style:font-size-asian="14pt" style:font-size-complex="14pt"/>
    </style:style>
    <style:style style:name="P67" style:parent-style-name="Standard" style:family="paragraph">
      <style:paragraph-properties fo:text-align="justify" fo:line-height="150%" fo:text-indent="0.4923in"/>
    </style:style>
    <style:style style:name="T68" style:parent-style-name="Основнойшрифтабзаца" style:family="text">
      <style:text-properties style:font-name="PT Astra Serif" style:font-name-complex="Times New Roman" fo:font-style="italic" style:font-style-asian="italic" style:font-style-complex="italic" fo:font-size="14pt" style:font-size-asian="14pt" style:font-size-complex="14pt"/>
    </style:style>
    <style:style style:name="T69" style:parent-style-name="Основнойшрифтабзаца" style:family="text">
      <style:text-properties style:font-name="PT Astra Serif" style:font-name-complex="Times New Roman" fo:font-size="14pt" style:font-size-asian="14pt" style:font-size-complex="14pt"/>
    </style:style>
    <style:style style:name="P70" style:parent-style-name="Standard" style:family="paragraph">
      <style:paragraph-properties fo:text-align="justify" fo:line-height="150%" fo:text-indent="0.4923in"/>
    </style:style>
    <style:style style:name="T71" style:parent-style-name="Основнойшрифтабзаца" style:family="text">
      <style:text-properties style:font-name="PT Astra Serif" style:font-name-complex="Times New Roman" fo:font-size="14pt" style:font-size-asian="14pt" style:font-size-complex="14pt"/>
    </style:style>
    <style:style style:name="T72" style:parent-style-name="Основнойшрифтабзаца" style:family="text">
      <style:text-properties style:font-name="PT Astra Serif" style:font-name-asian="Times New Roman" style:font-name-complex="Times New Roman" style:font-style-complex="italic" fo:color="#000000" fo:font-size="14pt" style:font-size-asian="14pt" style:font-size-complex="14pt"/>
    </style:style>
    <style:style style:name="T73" style:parent-style-name="Основнойшрифтабзаца" style:family="text">
      <style:text-properties style:font-name="PT Astra Serif" style:font-name-asian="Times New Roman" style:font-name-complex="Times New Roman" style:font-style-complex="italic" fo:color="#000000" fo:font-size="14pt" style:font-size-asian="14pt" style:font-size-complex="14pt"/>
    </style:style>
    <style:style style:name="T74" style:parent-style-name="Основнойшрифтабзаца" style:family="text">
      <style:text-properties style:font-name="PT Astra Serif" style:font-name-asian="Times New Roman" style:font-name-complex="Times New Roman" style:font-style-complex="italic" fo:color="#000000" fo:font-size="14pt" style:font-size-asian="14pt" style:font-size-complex="14pt"/>
    </style:style>
    <style:style style:name="T75" style:parent-style-name="Основнойшрифтабзаца" style:family="text">
      <style:text-properties style:font-name="PT Astra Serif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76" style:parent-style-name="Основнойшрифтабзаца" style:family="text">
      <style:text-properties style:font-name="PT Astra Serif" style:font-name-asian="Times New Roman" style:font-name-complex="Times New Roman" style:font-style-complex="italic" fo:color="#000000" fo:font-size="14pt" style:font-size-asian="14pt" style:font-size-complex="14pt"/>
    </style:style>
    <style:style style:name="P77" style:parent-style-name="Standard" style:family="paragraph">
      <style:paragraph-properties fo:text-align="justify" fo:line-height="150%" fo:text-indent="0.4923in"/>
    </style:style>
    <style:style style:name="T78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T79" style:parent-style-name="Основнойшрифтабзаца" style:family="text">
      <style:text-properties style:font-name="PT Astra Serif" style:font-name-asian="Times New Roman" style:font-name-complex="Times New Roman" style:font-weight-complex="bold" fo:font-style="italic" style:font-style-asian="italic" style:font-style-complex="italic" fo:color="#000000" fo:font-size="14pt" style:font-size-asian="14pt" style:font-size-complex="14pt"/>
    </style:style>
    <style:style style:name="T80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P81" style:parent-style-name="Standard" style:family="paragraph">
      <style:paragraph-properties fo:text-align="justify" fo:line-height="150%" fo:text-indent="0.4923in"/>
    </style:style>
    <style:style style:name="T82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T83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 fo:language="en" fo:country="US"/>
    </style:style>
    <style:style style:name="T84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T85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 fo:language="en" fo:country="US"/>
    </style:style>
    <style:style style:name="P86" style:parent-style-name="Standard" style:family="paragraph">
      <style:paragraph-properties fo:text-align="justify" fo:line-height="150%" fo:text-indent="0.4923in"/>
    </style:style>
    <style:style style:name="T87" style:parent-style-name="Основнойшрифтабзаца" style:family="text">
      <style:text-properties style:font-name="PT Astra Serif" style:font-name-asian="Times New Roman" style:font-name-complex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88" style:parent-style-name="Основнойшрифтабзаца" style:family="text">
      <style:text-properties style:font-name="PT Astra Serif" style:font-name-asian="Times New Roman" style:font-name-complex="Times New Roman" style:font-weight-complex="bold" fo:color="#000000" fo:font-size="14pt" style:font-size-asian="14pt" style:font-size-complex="14pt" fo:language="en" fo:country="US"/>
    </style:style>
    <style:style style:name="P89" style:parent-style-name="Standard" style:family="paragraph">
      <style:paragraph-properties fo:text-align="justify" fo:line-height="150%" fo:text-indent="0.4923in"/>
    </style:style>
    <style:style style:name="T90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T91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P92" style:parent-style-name="Standard" style:family="paragraph">
      <style:paragraph-properties fo:text-align="justify" fo:line-height="150%" fo:text-indent="0.4923in"/>
    </style:style>
    <style:style style:name="T93" style:parent-style-name="Основнойшрифтабзаца" style:family="text">
      <style:text-properties style:font-name="PT Astra Serif" style:font-name-asian="Times New Roman" style:font-name-complex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P94" style:parent-style-name="Standard" style:family="paragraph">
      <style:paragraph-properties fo:text-align="justify" fo:line-height="150%" fo:text-indent="0.4923in"/>
    </style:style>
    <style:style style:name="T95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T96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T97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P98" style:parent-style-name="Standard" style:family="paragraph">
      <style:paragraph-properties fo:text-align="justify" fo:line-height="150%" fo:text-indent="0.4923in"/>
    </style:style>
    <style:style style:name="T99" style:parent-style-name="Основнойшрифтабзаца" style:family="text">
      <style:text-properties style:font-name="PT Astra Serif" style:font-name-asian="Times New Roman" style:font-name-complex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100" style:parent-style-name="Основнойшрифтабзаца" style:family="text">
      <style:text-properties style:font-name="PT Astra Serif" style:font-name-asian="Times New Roman" style:font-name-complex="Times New Roman" style:font-weight-complex="bold" fo:color="#000000" fo:font-size="14pt" style:font-size-asian="14pt" style:font-size-complex="14pt" fo:language="en" fo:country="US"/>
    </style:style>
    <style:style style:name="P101" style:parent-style-name="Standard" style:family="paragraph">
      <style:paragraph-properties fo:text-align="justify" fo:line-height="150%" fo:text-indent="0.4923in"/>
    </style:style>
    <style:style style:name="T102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T103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P104" style:parent-style-name="Standard" style:family="paragraph">
      <style:paragraph-properties fo:text-align="justify" fo:line-height="150%" fo:text-indent="0.4923in"/>
    </style:style>
    <style:style style:name="T105" style:parent-style-name="Основнойшрифтабзаца" style:family="text">
      <style:text-properties style:font-name="PT Astra Serif" style:font-name-asian="Times New Roman" style:font-name-complex="Times New Roman" style:font-weight-complex="bold" fo:font-style="italic" style:font-style-asian="italic" fo:color="#000000" fo:font-size="14pt" style:font-size-asian="14pt" style:font-size-complex="14pt"/>
    </style:style>
    <style:style style:name="T106" style:parent-style-name="Основнойшрифтабзаца" style:family="text">
      <style:text-properties style:font-name="PT Astra Serif" style:font-name-asian="Times New Roman" style:font-name-complex="Times New Roman" style:font-weight-complex="bold" fo:color="#000000" fo:font-size="14pt" style:font-size-asian="14pt" style:font-size-complex="14pt"/>
    </style:style>
    <style:style style:name="P107" style:parent-style-name="Standard" style:family="paragraph">
      <style:paragraph-properties fo:text-align="justify" fo:line-height="150%" fo:text-indent="0.4923in"/>
    </style:style>
    <style:style style:name="T108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P109" style:parent-style-name="Standard" style:family="paragraph">
      <style:paragraph-properties fo:text-align="justify" fo:line-height="150%" fo:text-indent="0.4923in"/>
    </style:style>
    <style:style style:name="T110" style:parent-style-name="Основнойшрифтабзаца" style:family="text">
      <style:text-properties style:font-name="PT Astra Serif" style:font-name-asian="Times New Roman" style:font-name-complex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P111" style:parent-style-name="Standard" style:family="paragraph">
      <style:paragraph-properties fo:text-align="justify" fo:line-height="150%" fo:text-indent="0.4923in"/>
    </style:style>
    <style:style style:name="T112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T113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 fo:language="en" fo:country="US"/>
    </style:style>
    <style:style style:name="T114" style:parent-style-name="Основнойшрифтабзаца" style:family="text">
      <style:text-properties style:font-name="PT Astra Serif" style:font-name-asian="Times New Roman" style:font-name-complex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115" style:parent-style-name="Основнойшрифтабзаца" style:family="text">
      <style:text-properties style:font-name="PT Astra Serif" style:font-name-asian="Times New Roman" style:font-name-complex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116" style:parent-style-name="Основнойшрифтабзаца" style:family="text">
      <style:text-properties style:font-name="PT Astra Serif" style:font-name-asian="Times New Roman" style:font-name-complex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117" style:parent-style-name="Основнойшрифтабзаца" style:family="text">
      <style:text-properties style:font-name="PT Astra Serif" style:font-name-asian="Times New Roman" style:font-name-complex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P118" style:parent-style-name="Standard" style:family="paragraph">
      <style:paragraph-properties fo:text-align="justify" fo:line-height="150%" fo:text-indent="0.4923in"/>
    </style:style>
    <style:style style:name="T119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T120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T121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T122" style:parent-style-name="Основнойшрифтабзаца" style:family="text">
      <style:text-properties style:font-name="PT Astra Serif" style:font-name-asian="Times New Roman" style:font-name-complex="Times New Roman" style:font-style-complex="italic" fo:color="#000000" fo:font-size="14pt" style:font-size-asian="14pt" style:font-size-complex="14pt"/>
    </style:style>
    <style:style style:name="P123" style:parent-style-name="Standard" style:family="paragraph">
      <style:paragraph-properties fo:text-align="justify" fo:line-height="150%" fo:text-indent="0.4923in"/>
    </style:style>
    <style:style style:name="T124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P125" style:parent-style-name="Standard" style:family="paragraph">
      <style:paragraph-properties fo:text-align="justify" fo:line-height="150%" fo:text-indent="0.4923in"/>
    </style:style>
    <style:style style:name="T126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T127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 fo:language="en" fo:country="US"/>
    </style:style>
    <style:style style:name="T128" style:parent-style-name="Основнойшрифтабзаца" style:family="text">
      <style:text-properties style:font-name="PT Astra Serif" style:font-name-asian="Times New Roman" style:font-name-complex="Times New Roman" fo:font-weight="bold" style:font-weight-asian="bold" style:font-style-complex="italic" fo:color="#000000" fo:font-size="14pt" style:font-size-asian="14pt" style:font-size-complex="14pt"/>
    </style:style>
    <style:style style:name="P129" style:parent-style-name="Standard" style:family="paragraph">
      <style:paragraph-properties fo:text-align="justify" fo:line-height="150%" fo:text-indent="0.4923in"/>
    </style:style>
    <style:style style:name="T130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T131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 fo:language="en" fo:country="US"/>
    </style:style>
    <style:style style:name="T132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T133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 fo:language="en" fo:country="US"/>
    </style:style>
    <style:style style:name="T134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T135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 fo:language="en" fo:country="US"/>
    </style:style>
    <style:style style:name="T136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P137" style:parent-style-name="Standard" style:family="paragraph">
      <style:paragraph-properties fo:text-align="justify" fo:line-height="150%" fo:text-indent="0.4923in"/>
    </style:style>
    <style:style style:name="T138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P139" style:parent-style-name="Standard" style:family="paragraph">
      <style:paragraph-properties fo:text-align="justify" fo:line-height="150%" fo:text-indent="0.4923in"/>
    </style:style>
    <style:style style:name="T140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T141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T142" style:parent-style-name="Основнойшрифтабзаца" style:family="text">
      <style:text-properties style:font-name="PT Astra Serif" style:font-name-asian="Times New Roman" style:font-name-complex="Times New Roman" fo:font-weight="bold" style:font-weight-asian="bold" style:font-style-complex="italic" fo:color="#000000" fo:font-size="14pt" style:font-size-asian="14pt" style:font-size-complex="14pt"/>
    </style:style>
    <style:style style:name="T143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P144" style:parent-style-name="Standard" style:family="paragraph">
      <style:paragraph-properties fo:text-align="justify" fo:line-height="150%" fo:text-indent="0.4923in"/>
    </style:style>
    <style:style style:name="T145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P146" style:parent-style-name="Standard" style:family="paragraph">
      <style:paragraph-properties fo:text-align="justify" fo:line-height="150%" fo:text-indent="0.4923in"/>
    </style:style>
    <style:style style:name="T147" style:parent-style-name="Основнойшрифтабзаца" style:family="text">
      <style:text-properties style:font-name="PT Astra Serif" style:font-name-asian="Times New Roman" style:font-name-complex="Times New Roman" fo:color="#000000" fo:font-size="14pt" style:font-size-asian="14pt" style:font-size-complex="14pt"/>
    </style:style>
    <style:style style:name="T148" style:parent-style-name="Основнойшрифтабзаца" style:family="text">
      <style:text-properties style:font-name="PT Astra Serif" style:font-name-asian="Times New Roman" style:font-name-complex="Times New Roman" fo:color="#000000" fo:font-size="14pt" style:font-size-asian="14pt" style:font-size-complex="14pt"/>
    </style:style>
    <style:style style:name="P149" style:parent-style-name="Standard" style:family="paragraph">
      <style:paragraph-properties fo:text-align="justify" fo:line-height="150%" fo:text-indent="0.4923in"/>
    </style:style>
    <style:style style:name="T150" style:parent-style-name="Основнойшрифтабзаца" style:family="text">
      <style:text-properties style:font-name="PT Astra Serif" style:font-name-asian="Times New Roman" style:font-name-complex="Times New Roman" fo:color="#000000" fo:font-size="14pt" style:font-size-asian="14pt" style:font-size-complex="14pt"/>
    </style:style>
    <style:style style:name="T151" style:parent-style-name="Основнойшрифтабзаца" style:family="text">
      <style:text-properties style:font-name="PT Astra Serif" style:font-name-asian="Times New Roman" style:font-name-complex="Times New Roman" fo:color="#000000" fo:font-size="14pt" style:font-size-asian="14pt" style:font-size-complex="14pt"/>
    </style:style>
    <style:style style:name="P152" style:parent-style-name="Standard" style:family="paragraph">
      <style:paragraph-properties fo:text-align="justify" fo:line-height="150%" fo:text-indent="0.4923in"/>
    </style:style>
    <style:style style:name="T153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T154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T155" style:parent-style-name="Основнойшрифтабзаца" style:family="text">
      <style:text-properties style:font-name="PT Astra Serif" style:font-name-asian="Times New Roman" style:font-name-complex="Times New Roman" style:font-style-complex="italic" fo:color="#000000" fo:font-size="14pt" style:font-size-asian="14pt" style:font-size-complex="14pt"/>
    </style:style>
    <style:style style:name="P156" style:parent-style-name="Standard" style:family="paragraph">
      <style:paragraph-properties fo:text-align="justify" fo:line-height="150%" fo:text-indent="0.4923in"/>
    </style:style>
    <style:style style:name="T157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T158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P159" style:parent-style-name="Standard" style:family="paragraph">
      <style:paragraph-properties fo:text-align="justify" fo:line-height="150%" fo:text-indent="0.4923in"/>
    </style:style>
    <style:style style:name="T160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T161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 fo:language="en" fo:country="US"/>
    </style:style>
    <style:style style:name="T162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T163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 fo:language="en" fo:country="US"/>
    </style:style>
    <style:style style:name="T164" style:parent-style-name="Основнойшрифтабзаца" style:family="text">
      <style:text-properties style:font-name="PT Astra Serif" style:font-name-asian="Times New Roman" style:font-name-complex="Times New Roman" fo:font-weight="bold" style:font-weight-asian="bold" style:font-style-complex="italic" fo:color="#000000" fo:font-size="14pt" style:font-size-asian="14pt" style:font-size-complex="14pt" fo:language="en" fo:country="US"/>
    </style:style>
    <style:style style:name="T165" style:parent-style-name="Основнойшрифтабзаца" style:family="text">
      <style:text-properties style:font-name="PT Astra Serif" style:font-name-asian="Times New Roman" style:font-name-complex="Times New Roman" style:font-style-complex="italic" fo:color="#000000" fo:font-size="14pt" style:font-size-asian="14pt" style:font-size-complex="14pt" fo:language="en" fo:country="US"/>
    </style:style>
    <style:style style:name="P166" style:parent-style-name="Standard" style:family="paragraph">
      <style:paragraph-properties fo:text-align="justify" fo:line-height="150%" fo:text-indent="0.4923in"/>
    </style:style>
    <style:style style:name="T167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T168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 fo:language="en" fo:country="US"/>
    </style:style>
    <style:style style:name="T169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T170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 fo:language="en" fo:country="US"/>
    </style:style>
    <style:style style:name="T171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T172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 fo:language="en" fo:country="US"/>
    </style:style>
    <style:style style:name="P173" style:parent-style-name="Standard" style:family="paragraph">
      <style:paragraph-properties fo:text-align="justify" fo:line-height="150%" fo:text-indent="0.4923in"/>
    </style:style>
    <style:style style:name="T174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P175" style:parent-style-name="Standard" style:family="paragraph">
      <style:paragraph-properties fo:text-align="justify" fo:line-height="150%" fo:text-indent="0.4923in"/>
    </style:style>
    <style:style style:name="T176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T177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P178" style:parent-style-name="Standard" style:family="paragraph">
      <style:paragraph-properties fo:text-align="justify" fo:line-height="150%" fo:text-indent="0.4923in"/>
    </style:style>
    <style:style style:name="T179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P180" style:parent-style-name="Standard" style:family="paragraph">
      <style:paragraph-properties fo:text-align="justify" fo:line-height="150%" fo:text-indent="0.4923in"/>
    </style:style>
    <style:style style:name="T181" style:parent-style-name="Основнойшрифтабзаца" style:family="text">
      <style:text-properties style:font-name="PT Astra Serif" style:font-name-asian="Times New Roman" style:font-name-complex="Times New Roman" style:font-style-complex="italic" fo:color="#000000" fo:font-size="14pt" style:font-size-asian="14pt" style:font-size-complex="14pt"/>
    </style:style>
    <style:style style:name="T182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T183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P184" style:parent-style-name="Standard" style:family="paragraph">
      <style:paragraph-properties fo:text-align="justify" fo:line-height="150%" fo:text-indent="0.4923in"/>
    </style:style>
    <style:style style:name="T185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P186" style:parent-style-name="Standard" style:family="paragraph">
      <style:paragraph-properties fo:text-align="justify" fo:line-height="150%" fo:text-indent="0.4923in"/>
    </style:style>
    <style:style style:name="T187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T188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 fo:language="en" fo:country="US"/>
    </style:style>
    <style:style style:name="T189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P190" style:parent-style-name="Standard" style:family="paragraph">
      <style:paragraph-properties fo:text-align="justify" fo:line-height="150%" fo:text-indent="0.4923in"/>
    </style:style>
    <style:style style:name="T191" style:parent-style-name="Основнойшрифтабзаца" style:family="text">
      <style:text-properties style:font-name="PT Astra Serif" style:font-name-asian="Times New Roman" style:font-name-complex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P192" style:parent-style-name="Standard" style:family="paragraph">
      <style:paragraph-properties fo:text-align="justify" fo:line-height="150%" fo:text-indent="0.4923in"/>
    </style:style>
    <style:style style:name="T193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T194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P195" style:parent-style-name="Standard" style:family="paragraph">
      <style:paragraph-properties fo:text-align="justify" fo:line-height="150%" fo:text-indent="0.4923in"/>
    </style:style>
    <style:style style:name="T196" style:parent-style-name="Основнойшрифтабзаца" style:family="text">
      <style:text-properties style:font-name="PT Astra Serif" style:font-name-asian="Times New Roman" style:font-name-complex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197" style:parent-style-name="Основнойшрифтабзаца" style:family="text">
      <style:text-properties style:font-name="PT Astra Serif" style:font-name-asian="Times New Roman" style:font-name-complex="Times New Roman" style:font-weight-complex="bold" fo:font-style="italic" style:font-style-asian="italic" fo:color="#000000" fo:font-size="14pt" style:font-size-asian="14pt" style:font-size-complex="14pt"/>
    </style:style>
    <style:style style:name="T198" style:parent-style-name="Основнойшрифтабзаца" style:family="text">
      <style:text-properties style:font-name="PT Astra Serif" style:font-name-asian="Times New Roman" style:font-name-complex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199" style:parent-style-name="Основнойшрифтабзаца" style:family="text">
      <style:text-properties style:font-name="PT Astra Serif" style:font-name-asian="Times New Roman" style:font-name-complex="Times New Roman" style:font-weight-complex="bold" fo:font-style="italic" style:font-style-asian="italic" fo:color="#000000" fo:font-size="14pt" style:font-size-asian="14pt" style:font-size-complex="14pt"/>
    </style:style>
    <style:style style:name="T200" style:parent-style-name="Основнойшрифтабзаца" style:family="text">
      <style:text-properties style:font-name="PT Astra Serif" style:font-name-asian="Times New Roman" style:font-name-complex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201" style:parent-style-name="Основнойшрифтабзаца" style:family="text">
      <style:text-properties style:font-name="PT Astra Serif" style:font-name-asian="Times New Roman" style:font-name-complex="Times New Roman" style:font-weight-complex="bold" fo:font-style="italic" style:font-style-asian="italic" fo:color="#000000" fo:font-size="14pt" style:font-size-asian="14pt" style:font-size-complex="14pt"/>
    </style:style>
    <style:style style:name="T202" style:parent-style-name="Основнойшрифтабзаца" style:family="text">
      <style:text-properties style:font-name="PT Astra Serif" style:font-name-asian="Times New Roman" style:font-name-complex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203" style:parent-style-name="Основнойшрифтабзаца" style:family="text">
      <style:text-properties style:font-name="PT Astra Serif" style:font-name-asian="Times New Roman" style:font-name-complex="Times New Roman" style:font-weight-complex="bold" fo:font-style="italic" style:font-style-asian="italic" fo:color="#000000" fo:font-size="14pt" style:font-size-asian="14pt" style:font-size-complex="14pt"/>
    </style:style>
    <style:style style:name="P204" style:parent-style-name="Standard" style:family="paragraph">
      <style:paragraph-properties fo:text-align="justify" fo:line-height="150%" fo:text-indent="0.4923in"/>
    </style:style>
    <style:style style:name="T205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P206" style:parent-style-name="Standard" style:family="paragraph">
      <style:paragraph-properties fo:text-align="justify" fo:line-height="150%" fo:text-indent="0.4923in"/>
    </style:style>
    <style:style style:name="T207" style:parent-style-name="Основнойшрифтабзаца" style:family="text">
      <style:text-properties style:font-name="PT Astra Serif" style:font-name-asian="Times New Roman" style:font-name-complex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P208" style:parent-style-name="Standard" style:family="paragraph">
      <style:paragraph-properties fo:text-align="justify" fo:line-height="150%" fo:text-indent="0.4923in"/>
    </style:style>
    <style:style style:name="T209" style:parent-style-name="Основнойшрифтабзаца" style:family="text">
      <style:text-properties style:font-name="PT Astra Serif" style:font-name-asian="Times New Roman" style:font-name-complex="Times New Roman" style:font-style-complex="italic" fo:color="#000000" fo:font-size="14pt" style:font-size-asian="14pt" style:font-size-complex="14pt"/>
    </style:style>
    <style:style style:name="T210" style:parent-style-name="Основнойшрифтабзаца" style:family="text">
      <style:text-properties style:font-name="PT Astra Serif" style:font-name-asian="Times New Roman" style:font-name-complex="Times New Roman" style:font-style-complex="italic" fo:color="#000000" fo:font-size="14pt" style:font-size-asian="14pt" style:font-size-complex="14pt"/>
    </style:style>
    <style:style style:name="P211" style:parent-style-name="Standard" style:family="paragraph">
      <style:paragraph-properties fo:text-align="justify" fo:line-height="150%" fo:text-indent="0.4923in"/>
    </style:style>
    <style:style style:name="T212" style:parent-style-name="Основнойшрифтабзаца" style:family="text">
      <style:text-properties style:font-name="PT Astra Serif" style:font-name-asian="Times New Roman" style:font-name-complex="Times New Roman" style:font-style-complex="italic" fo:color="#000000" fo:font-size="14pt" style:font-size-asian="14pt" style:font-size-complex="14pt"/>
    </style:style>
    <style:style style:name="T213" style:parent-style-name="Основнойшрифтабзаца" style:family="text">
      <style:text-properties style:font-name="PT Astra Serif" style:font-name-asian="Times New Roman" style:font-name-complex="Times New Roman" style:font-style-complex="italic" fo:color="#000000" fo:font-size="14pt" style:font-size-asian="14pt" style:font-size-complex="14pt"/>
    </style:style>
    <style:style style:name="P214" style:parent-style-name="Standard" style:family="paragraph">
      <style:paragraph-properties fo:text-align="justify" fo:line-height="150%" fo:text-indent="0.4923in"/>
    </style:style>
    <style:style style:name="T215" style:parent-style-name="Основнойшрифтабзаца" style:family="text">
      <style:text-properties style:font-name="PT Astra Serif" style:font-name-asian="Times New Roman" style:font-name-complex="Times New Roman" style:font-style-complex="italic" fo:color="#000000" fo:font-size="14pt" style:font-size-asian="14pt" style:font-size-complex="14pt"/>
    </style:style>
    <style:style style:name="T216" style:parent-style-name="Основнойшрифтабзаца" style:family="text">
      <style:text-properties style:font-name="PT Astra Serif" style:font-name-asian="Times New Roman" style:font-name-complex="Times New Roman" style:font-style-complex="italic" fo:color="#000000" fo:font-size="14pt" style:font-size-asian="14pt" style:font-size-complex="14pt"/>
    </style:style>
    <style:style style:name="P217" style:parent-style-name="Standard" style:family="paragraph">
      <style:paragraph-properties fo:text-align="justify" fo:line-height="150%" fo:text-indent="0.4923in"/>
    </style:style>
    <style:style style:name="T218" style:parent-style-name="Основнойшрифтабзаца" style:family="text">
      <style:text-properties style:font-name="PT Astra Serif" style:font-name-asian="Times New Roman" style:font-name-complex="Times New Roman" style:font-style-complex="italic" fo:color="#000000" fo:font-size="14pt" style:font-size-asian="14pt" style:font-size-complex="14pt"/>
    </style:style>
    <style:style style:name="P219" style:parent-style-name="Standard" style:family="paragraph">
      <style:paragraph-properties fo:text-align="justify" fo:line-height="150%" fo:text-indent="0.4923in"/>
    </style:style>
    <style:style style:name="T220" style:parent-style-name="Основнойшрифтабзаца" style:family="text">
      <style:text-properties style:font-name="PT Astra Serif" style:font-name-asian="Times New Roman" style:font-name-complex="Times New Roman" style:font-style-complex="italic" fo:color="#000000" fo:font-size="14pt" style:font-size-asian="14pt" style:font-size-complex="14pt"/>
    </style:style>
    <style:style style:name="P221" style:parent-style-name="Standard" style:family="paragraph">
      <style:paragraph-properties fo:text-align="justify" fo:line-height="150%" fo:text-indent="0.4923in"/>
    </style:style>
    <style:style style:name="T222" style:parent-style-name="Основнойшрифтабзаца" style:family="text">
      <style:text-properties style:font-name="PT Astra Serif" style:font-name-asian="Times New Roman" style:font-name-complex="Times New Roman" style:font-style-complex="italic" fo:color="#000000" fo:font-size="14pt" style:font-size-asian="14pt" style:font-size-complex="14pt"/>
    </style:style>
    <style:style style:name="T223" style:parent-style-name="Основнойшрифтабзаца" style:family="text">
      <style:text-properties style:font-name="PT Astra Serif" style:font-name-asian="Times New Roman" style:font-name-complex="Times New Roman" style:font-style-complex="italic" fo:color="#000000" fo:font-size="14pt" style:font-size-asian="14pt" style:font-size-complex="14pt"/>
    </style:style>
    <style:style style:name="P224" style:parent-style-name="Standard" style:family="paragraph">
      <style:paragraph-properties fo:text-align="justify" fo:line-height="150%" fo:text-indent="0.4923in"/>
      <style:text-properties style:font-name="PT Astra Serif" style:font-name-asian="Times New Roman" style:font-name-complex="Times New Roman" style:font-style-complex="italic" fo:color="#000000" fo:font-size="6pt" style:font-size-asian="6pt" style:font-size-complex="6pt"/>
    </style:style>
    <style:style style:name="P225" style:parent-style-name="Standard" style:family="paragraph">
      <style:paragraph-properties fo:text-align="justify" fo:line-height="150%"/>
    </style:style>
    <style:style style:name="T226" style:parent-style-name="Основнойшрифтабзаца" style:family="text">
      <style:text-properties style:font-name="PT Astra Serif" style:font-name-asian="Times New Roman" style:font-name-complex="Times New Roman" style:font-style-complex="italic" fo:color="#000000" fo:font-size="14pt" style:font-size-asian="14pt" style:font-size-complex="14pt"/>
    </style:style>
    <style:style style:name="TableColumn228" style:family="table-column">
      <style:table-column-properties style:column-width="1.2305in" style:use-optimal-column-width="false"/>
    </style:style>
    <style:style style:name="TableColumn229" style:family="table-column">
      <style:table-column-properties style:column-width="1.7381in" style:use-optimal-column-width="false"/>
    </style:style>
    <style:style style:name="TableColumn230" style:family="table-column">
      <style:table-column-properties style:column-width="2.834in" style:use-optimal-column-width="false"/>
    </style:style>
    <style:style style:name="TableColumn231" style:family="table-column">
      <style:table-column-properties style:column-width="1.284in" style:use-optimal-column-width="false"/>
    </style:style>
    <style:style style:name="Table227" style:family="table">
      <style:table-properties style:width="7.0868in" fo:margin-left="0in" table:align="lef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34" style:parent-style-name="Standard" style:family="paragraph">
      <style:paragraph-properties fo:keep-with-next="always" fo:text-align="center" fo:line-height="150%" fo:text-indent="0.0395in"/>
    </style:style>
    <style:style style:name="T235" style:parent-style-name="Основнойшрифтабзаца" style:family="text">
      <style:text-properties style:font-name="PT Astra Serif" style:font-name-asian="Times New Roman" style:font-name-complex="Times New Roman" fo:font-weight="bold" style:font-weight-asian="bold" style:font-weight-complex="bold" style:font-style-complex="italic" fo:color="#000000"/>
    </style:style>
    <style:style style:name="TableCell23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37" style:parent-style-name="Standard" style:family="paragraph">
      <style:paragraph-properties fo:text-align="center" fo:line-height="150%" fo:margin-left="0.0395in">
        <style:tab-stops/>
      </style:paragraph-properties>
    </style:style>
    <style:style style:name="T238" style:parent-style-name="Основнойшрифтабзаца" style:family="text">
      <style:text-properties style:font-name="PT Astra Serif" style:font-name-asian="Times New Roman" style:font-name-complex="Times New Roman" fo:font-weight="bold" style:font-weight-asian="bold" style:font-weight-complex="bold" style:font-style-complex="italic" fo:color="#000000"/>
    </style:style>
    <style:style style:name="TableCell23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40" style:parent-style-name="Standard" style:family="paragraph">
      <style:paragraph-properties fo:text-align="center" fo:line-height="150%" fo:margin-left="0.0395in">
        <style:tab-stops/>
      </style:paragraph-properties>
    </style:style>
    <style:style style:name="T241" style:parent-style-name="Основнойшрифтабзаца" style:family="text">
      <style:text-properties style:font-name="PT Astra Serif" style:font-name-asian="Times New Roman" style:font-name-complex="Times New Roman" fo:font-weight="bold" style:font-weight-asian="bold" style:font-weight-complex="bold" style:font-style-complex="italic" fo:color="#000000"/>
    </style:style>
    <style:style style:name="TableCell24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3" style:parent-style-name="Standard" style:family="paragraph">
      <style:paragraph-properties fo:text-align="center" fo:line-height="150%" fo:margin-left="0.0395in">
        <style:tab-stops/>
      </style:paragraph-properties>
    </style:style>
    <style:style style:name="T244" style:parent-style-name="Основнойшрифтабзаца" style:family="text">
      <style:text-properties style:font-name="PT Astra Serif" style:font-name-asian="Times New Roman" style:font-name-complex="Times New Roman" fo:font-weight="bold" style:font-weight-asian="bold" style:font-weight-complex="bold" style:font-style-complex="italic" fo:color="#000000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247" style:parent-style-name="Содержимоетаблицы" style:family="paragraph">
      <style:paragraph-properties fo:keep-with-next="always" fo:text-align="center" fo:line-height="150%"/>
      <style:text-properties style:font-name="PT Astra Serif"/>
    </style:style>
    <style:style style:name="TableRow248" style:family="table-row">
      <style:table-row-properties style:min-row-height="2.1743in"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250" style:parent-style-name="Содержимоетаблицы" style:family="paragraph">
      <style:paragraph-properties fo:keep-with-next="always" fo:line-height="150%"/>
      <style:text-properties style:font-name="PT Astra Serif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252" style:parent-style-name="Содержимоетаблицы" style:family="paragraph">
      <style:paragraph-properties fo:line-height="150%"/>
      <style:text-properties style:font-name="PT Astra Serif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54" style:parent-style-name="Содержимоетаблицы" style:family="paragraph">
      <style:paragraph-properties fo:line-height="150%"/>
      <style:text-properties style:font-name="PT Astra Serif" fo:language="en" fo:country="US"/>
    </style:style>
    <style:style style:name="P255" style:parent-style-name="Содержимоетаблицы" style:family="paragraph">
      <style:paragraph-properties fo:line-height="150%"/>
      <style:text-properties style:font-name="PT Astra Serif" fo:language="en" fo:country="US"/>
    </style:style>
    <style:style style:name="P256" style:parent-style-name="Содержимоетаблицы" style:family="paragraph">
      <style:paragraph-properties fo:line-height="150%"/>
      <style:text-properties style:font-name="PT Astra Serif" fo:language="en" fo:country="US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258" style:parent-style-name="StandardWW" style:family="paragraph">
      <style:paragraph-properties fo:text-align="start" fo:line-height="150%"/>
    </style:style>
    <style:style style:name="T259" style:parent-style-name="Основнойшрифтабзаца" style:family="text">
      <style:text-properties style:font-name-complex="Times New Roman" fo:font-size="12pt" style:font-size-asian="12pt"/>
    </style:style>
    <style:style style:name="T260" style:parent-style-name="Основнойшрифтабзаца" style:family="text">
      <style:text-properties style:font-name-complex="Times New Roman" fo:font-size="12pt" style:font-size-asian="12pt" fo:language="en" fo:country="US"/>
    </style:style>
    <style:style style:name="TableRow261" style:family="table-row">
      <style:table-row-properties style:min-row-height="1.1458in"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263" style:parent-style-name="Содержимоетаблицы" style:family="paragraph">
      <style:paragraph-properties fo:keep-with-next="always" fo:line-height="150%"/>
      <style:text-properties style:font-name="PT Astra Serif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265" style:parent-style-name="Содержимоетаблицы" style:family="paragraph">
      <style:paragraph-properties fo:line-height="150%"/>
      <style:text-properties style:font-name="PT Astra Serif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67" style:parent-style-name="Содержимоетаблицы" style:family="paragraph">
      <style:paragraph-properties fo:line-height="150%"/>
      <style:text-properties style:font-name="PT Astra Serif" fo:language="en" fo:country="US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269" style:parent-style-name="Содержимоетаблицы" style:family="paragraph">
      <style:paragraph-properties fo:line-height="150%"/>
      <style:text-properties style:font-name="PT Astra Serif"/>
    </style:style>
    <style:style style:name="TableRow270" style:family="table-row">
      <style:table-row-properties style:min-row-height="2.0152in"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272" style:parent-style-name="Содержимоетаблицы" style:family="paragraph">
      <style:paragraph-properties fo:keep-with-next="always" fo:line-height="150%"/>
      <style:text-properties style:font-name="PT Astra Serif" fo:language="en" fo:country="US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274" style:parent-style-name="Содержимоетаблицы" style:family="paragraph">
      <style:paragraph-properties fo:line-height="150%"/>
      <style:text-properties style:font-name="PT Astra Serif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76" style:parent-style-name="Содержимоетаблицы" style:family="paragraph">
      <style:paragraph-properties fo:line-height="150%"/>
      <style:text-properties style:font-name="PT Astra Serif" fo:language="en" fo:country="US"/>
    </style:style>
    <style:style style:name="P277" style:parent-style-name="Содержимоетаблицы" style:family="paragraph">
      <style:paragraph-properties fo:line-height="150%"/>
      <style:text-properties style:font-name="PT Astra Serif" fo:language="en" fo:country="US"/>
    </style:style>
    <style:style style:name="P278" style:parent-style-name="Содержимоетаблицы" style:family="paragraph">
      <style:paragraph-properties fo:line-height="150%"/>
      <style:text-properties style:font-name="PT Astra Serif" fo:language="en" fo:country="US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280" style:parent-style-name="Содержимоетаблицы" style:family="paragraph">
      <style:paragraph-properties fo:line-height="150%"/>
      <style:text-properties style:font-name="PT Astra Serif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283" style:parent-style-name="Содержимоетаблицы" style:family="paragraph">
      <style:paragraph-properties fo:keep-with-next="always" fo:line-height="150%"/>
      <style:text-properties style:font-name="PT Astra Serif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285" style:parent-style-name="Содержимоетаблицы" style:family="paragraph">
      <style:paragraph-properties fo:line-height="150%"/>
      <style:text-properties style:font-name="PT Astra Serif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87" style:parent-style-name="Содержимоетаблицы" style:family="paragraph">
      <style:paragraph-properties fo:line-height="150%"/>
      <style:text-properties style:font-name="PT Astra Serif"/>
    </style:style>
    <style:style style:name="TableCell288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289" style:parent-style-name="Содержимоетаблицы" style:family="paragraph">
      <style:paragraph-properties fo:line-height="150%"/>
      <style:text-properties style:font-name="PT Astra Serif"/>
    </style:style>
    <style:style style:name="TableRow290" style:family="table-row">
      <style:table-row-properties style:min-row-height="0.1638in"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292" style:parent-style-name="Содержимоетаблицы" style:family="paragraph">
      <style:paragraph-properties fo:keep-with-next="always" fo:text-align="center" fo:line-height="150%"/>
      <style:text-properties style:font-name="PT Astra Serif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295" style:parent-style-name="Содержимоетаблицы" style:family="paragraph">
      <style:paragraph-properties fo:keep-with-next="always" fo:line-height="150%"/>
      <style:text-properties style:font-name="PT Astra Serif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297" style:parent-style-name="Содержимоетаблицы" style:family="paragraph">
      <style:paragraph-properties fo:line-height="150%"/>
      <style:text-properties style:font-name="PT Astra Serif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99" style:parent-style-name="Содержимоетаблицы" style:family="paragraph">
      <style:paragraph-properties fo:line-height="150%"/>
      <style:text-properties style:font-name="PT Astra Serif" fo:language="en" fo:country="US"/>
    </style:style>
    <style:style style:name="TableCell300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301" style:parent-style-name="Содержимоетаблицы" style:family="paragraph">
      <style:paragraph-properties fo:line-height="150%"/>
      <style:text-properties style:font-name="PT Astra Serif"/>
    </style:style>
    <style:style style:name="TableRow302" style:family="table-row">
      <style:table-row-properties style:min-row-height="2.6486in"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04" style:parent-style-name="Содержимоетаблицы" style:family="paragraph">
      <style:paragraph-properties fo:keep-with-next="always" fo:line-height="150%"/>
      <style:text-properties style:font-name="PT Astra Serif" fo:language="en" fo:country="US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06" style:parent-style-name="Содержимоетаблицы" style:family="paragraph">
      <style:paragraph-properties fo:line-height="150%"/>
      <style:text-properties style:font-name="PT Astra Serif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308" style:parent-style-name="Содержимоетаблицы" style:family="paragraph">
      <style:paragraph-properties fo:line-height="150%"/>
      <style:text-properties style:font-name="PT Astra Serif" fo:language="en" fo:country="US"/>
    </style:style>
    <style:style style:name="P309" style:parent-style-name="Содержимоетаблицы" style:family="paragraph">
      <style:paragraph-properties fo:line-height="150%"/>
      <style:text-properties style:font-name="PT Astra Serif" fo:language="en" fo:country="US"/>
    </style:style>
    <style:style style:name="P310" style:parent-style-name="Содержимоетаблицы" style:family="paragraph">
      <style:paragraph-properties fo:line-height="150%"/>
      <style:text-properties style:font-name="PT Astra Serif" fo:language="en" fo:country="US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312" style:parent-style-name="Содержимоетаблицы" style:family="paragraph">
      <style:paragraph-properties fo:line-height="150%"/>
      <style:text-properties style:font-name="PT Astra Serif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15" style:parent-style-name="Содержимоетаблицы" style:family="paragraph">
      <style:paragraph-properties fo:keep-with-next="always" fo:line-height="150%"/>
      <style:text-properties style:font-name="PT Astra Serif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17" style:parent-style-name="Содержимоетаблицы" style:family="paragraph">
      <style:paragraph-properties fo:line-height="150%"/>
      <style:text-properties style:font-name="PT Astra Serif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319" style:parent-style-name="Содержимоетаблицы" style:family="paragraph">
      <style:paragraph-properties fo:line-height="150%"/>
      <style:text-properties style:font-name="PT Astra Serif" fo:language="en" fo:country="US"/>
    </style:style>
    <style:style style:name="TableCell320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321" style:parent-style-name="Содержимоетаблицы" style:family="paragraph">
      <style:paragraph-properties fo:line-height="150%"/>
      <style:text-properties style:font-name="PT Astra Serif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324" style:parent-style-name="Содержимоетаблицы" style:family="paragraph">
      <style:paragraph-properties fo:keep-with-next="always" fo:text-align="center" fo:line-height="150%"/>
      <style:text-properties style:font-name="PT Astra Serif"/>
    </style:style>
    <style:style style:name="TableRow325" style:family="table-row">
      <style:table-row-properties style:min-row-height="1.2194in"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27" style:parent-style-name="Содержимоетаблицы" style:family="paragraph">
      <style:paragraph-properties fo:keep-with-next="always" fo:line-height="150%"/>
      <style:text-properties style:font-name="PT Astra Serif" fo:language="en" fo:country="US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29" style:parent-style-name="Содержимоетаблицы" style:family="paragraph">
      <style:paragraph-properties fo:line-height="150%"/>
      <style:text-properties style:font-name="PT Astra Serif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331" style:parent-style-name="Содержимоетаблицы" style:family="paragraph">
      <style:paragraph-properties fo:line-height="150%"/>
      <style:text-properties style:font-name="PT Astra Serif" fo:language="en" fo:country="US"/>
    </style:style>
    <style:style style:name="TableCell332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333" style:parent-style-name="Содержимоетаблицы" style:family="paragraph">
      <style:paragraph-properties fo:line-height="150%"/>
      <style:text-properties style:font-name="PT Astra Serif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36" style:parent-style-name="Содержимоетаблицы" style:family="paragraph">
      <style:paragraph-properties fo:keep-with-next="always" fo:line-height="150%"/>
      <style:text-properties style:font-name="PT Astra Serif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38" style:parent-style-name="Содержимоетаблицы" style:family="paragraph">
      <style:paragraph-properties fo:line-height="150%"/>
      <style:text-properties style:font-name="PT Astra Serif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340" style:parent-style-name="Содержимоетаблицы" style:family="paragraph">
      <style:paragraph-properties fo:line-height="150%"/>
      <style:text-properties style:font-name="PT Astra Serif"/>
    </style:style>
    <style:style style:name="TableCell341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342" style:parent-style-name="Содержимоетаблицы" style:family="paragraph">
      <style:paragraph-properties fo:line-height="150%"/>
      <style:text-properties style:font-name="PT Astra Serif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45" style:parent-style-name="Содержимоетаблицы" style:family="paragraph">
      <style:paragraph-properties fo:keep-with-next="always" fo:line-height="150%"/>
      <style:text-properties style:font-name="PT Astra Serif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47" style:parent-style-name="Содержимоетаблицы" style:family="paragraph">
      <style:paragraph-properties fo:line-height="150%"/>
      <style:text-properties style:font-name="PT Astra Serif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349" style:parent-style-name="Содержимоетаблицы" style:family="paragraph">
      <style:paragraph-properties fo:line-height="150%"/>
      <style:text-properties style:font-name="PT Astra Serif" fo:language="en" fo:country="US"/>
    </style:style>
    <style:style style:name="P350" style:parent-style-name="Содержимоетаблицы" style:family="paragraph">
      <style:paragraph-properties fo:line-height="150%"/>
      <style:text-properties style:font-name="PT Astra Serif" fo:language="en" fo:country="US"/>
    </style:style>
    <style:style style:name="P351" style:parent-style-name="Содержимоетаблицы" style:family="paragraph">
      <style:paragraph-properties fo:line-height="150%"/>
      <style:text-properties style:font-name="PT Astra Serif" fo:language="en" fo:country="US"/>
    </style:style>
    <style:style style:name="P352" style:parent-style-name="Содержимоетаблицы" style:family="paragraph">
      <style:paragraph-properties fo:line-height="150%"/>
      <style:text-properties style:font-name="PT Astra Serif" fo:language="en" fo:country="US"/>
    </style:style>
    <style:style style:name="TableCell353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354" style:parent-style-name="Содержимоетаблицы" style:family="paragraph">
      <style:paragraph-properties fo:line-height="150%"/>
      <style:text-properties style:font-name="PT Astra Serif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57" style:parent-style-name="Содержимоетаблицы" style:family="paragraph">
      <style:paragraph-properties fo:keep-with-next="always" fo:line-height="150%"/>
      <style:text-properties style:font-name="PT Astra Serif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59" style:parent-style-name="Содержимоетаблицы" style:family="paragraph">
      <style:paragraph-properties fo:line-height="150%"/>
      <style:text-properties style:font-name="PT Astra Serif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361" style:parent-style-name="Содержимоетаблицы" style:family="paragraph">
      <style:paragraph-properties fo:line-height="150%"/>
      <style:text-properties style:font-name="PT Astra Serif" fo:language="en" fo:country="US"/>
    </style:style>
    <style:style style:name="TableCell362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363" style:parent-style-name="Содержимоетаблицы" style:family="paragraph">
      <style:paragraph-properties fo:line-height="150%"/>
      <style:text-properties style:font-name="PT Astra Serif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366" style:parent-style-name="StandardWW" style:family="paragraph">
      <style:paragraph-properties fo:keep-with-next="always" fo:line-height="150%"/>
    </style:style>
    <style:style style:name="T367" style:parent-style-name="Основнойшрифтабзаца" style:family="text">
      <style:text-properties style:font-name-complex="Times New Roman" style:font-style-complex="italic" fo:color="#000000" fo:font-size="12pt" style:font-size-asian="12pt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70" style:parent-style-name="Содержимоетаблицы" style:family="paragraph">
      <style:paragraph-properties fo:keep-with-next="always" fo:line-height="150%"/>
      <style:text-properties style:font-name="PT Astra Serif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72" style:parent-style-name="Содержимоетаблицы" style:family="paragraph">
      <style:paragraph-properties fo:line-height="150%"/>
      <style:text-properties style:font-name="PT Astra Serif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374" style:parent-style-name="Содержимоетаблицы" style:family="paragraph">
      <style:paragraph-properties fo:line-height="150%"/>
      <style:text-properties style:font-name="PT Astra Serif"/>
    </style:style>
    <style:style style:name="TableCell375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376" style:parent-style-name="Содержимоетаблицы" style:family="paragraph">
      <style:paragraph-properties fo:line-height="150%"/>
      <style:text-properties style:font-name="PT Astra Serif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379" style:parent-style-name="StandardWW" style:family="paragraph">
      <style:paragraph-properties fo:keep-with-next="always" fo:line-height="150%"/>
    </style:style>
    <style:style style:name="T380" style:parent-style-name="Основнойшрифтабзаца" style:family="text">
      <style:text-properties style:font-name-complex="Times New Roman" style:font-style-complex="italic" fo:color="#000000" fo:font-size="12pt" style:font-size-asian="12pt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83" style:parent-style-name="Содержимоетаблицы" style:family="paragraph">
      <style:paragraph-properties fo:keep-with-next="always" fo:line-height="150%"/>
      <style:text-properties style:font-name="PT Astra Serif"/>
    </style:style>
    <style:style style:name="TableCell384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85" style:parent-style-name="Содержимоетаблицы" style:family="paragraph">
      <style:paragraph-properties fo:line-height="150%"/>
      <style:text-properties style:font-name="PT Astra Serif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387" style:parent-style-name="Содержимоетаблицы" style:family="paragraph">
      <style:paragraph-properties fo:line-height="150%"/>
      <style:text-properties style:font-name="PT Astra Serif" fo:language="en" fo:country="US"/>
    </style:style>
    <style:style style:name="P388" style:parent-style-name="Содержимоетаблицы" style:family="paragraph">
      <style:paragraph-properties fo:line-height="150%"/>
      <style:text-properties style:font-name="PT Astra Serif" fo:language="en" fo:country="US"/>
    </style:style>
    <style:style style:name="TableCell389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390" style:parent-style-name="Содержимоетаблицы" style:family="paragraph">
      <style:paragraph-properties fo:line-height="150%"/>
      <style:text-properties style:font-name="PT Astra Serif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393" style:parent-style-name="Standard" style:family="paragraph">
      <style:paragraph-properties fo:keep-with-next="always" fo:text-align="center" fo:line-height="150%"/>
    </style:style>
    <style:style style:name="T394" style:parent-style-name="Основнойшрифтабзаца" style:family="text">
      <style:text-properties style:font-name="PT Astra Serif" style:font-name-asian="Times New Roman" style:font-name-complex="Times New Roman" style:font-style-complex="italic" fo:color="#000000"/>
    </style:style>
    <style:style style:name="T395" style:parent-style-name="Основнойшрифтабзаца" style:family="text">
      <style:text-properties style:font-name="PT Astra Serif" style:font-name-asian="Times New Roman" style:font-name-complex="Times New Roman" style:font-style-complex="italic" fo:color="#000000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98" style:parent-style-name="Содержимоетаблицы" style:family="paragraph">
      <style:paragraph-properties fo:keep-with-next="always" fo:line-height="150%"/>
      <style:text-properties style:font-name="PT Astra Serif" fo:language="en" fo:country="US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400" style:parent-style-name="Содержимоетаблицы" style:family="paragraph">
      <style:paragraph-properties fo:line-height="150%"/>
      <style:text-properties style:font-name="PT Astra Serif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402" style:parent-style-name="Содержимоетаблицы" style:family="paragraph">
      <style:paragraph-properties fo:line-height="150%"/>
      <style:text-properties style:font-name="PT Astra Serif" fo:language="en" fo:country="US"/>
    </style:style>
    <style:style style:name="P403" style:parent-style-name="Содержимоетаблицы" style:family="paragraph">
      <style:paragraph-properties fo:line-height="150%"/>
      <style:text-properties style:font-name="PT Astra Serif" fo:language="en" fo:country="US"/>
    </style:style>
    <style:style style:name="P404" style:parent-style-name="Содержимоетаблицы" style:family="paragraph">
      <style:paragraph-properties fo:line-height="150%"/>
      <style:text-properties style:font-name="PT Astra Serif" fo:language="en" fo:country="US"/>
    </style:style>
    <style:style style:name="P405" style:parent-style-name="Содержимоетаблицы" style:family="paragraph">
      <style:paragraph-properties fo:line-height="150%"/>
      <style:text-properties style:font-name="PT Astra Serif" fo:language="en" fo:country="US"/>
    </style:style>
    <style:style style:name="TableCell406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407" style:parent-style-name="Содержимоетаблицы" style:family="paragraph">
      <style:paragraph-properties fo:line-height="150%"/>
      <style:text-properties style:font-name="PT Astra Serif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410" style:parent-style-name="Содержимоетаблицы" style:family="paragraph">
      <style:paragraph-properties fo:keep-with-next="always" fo:line-height="150%"/>
      <style:text-properties style:font-name="PT Astra Serif" fo:language="en" fo:country="US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412" style:parent-style-name="Содержимоетаблицы" style:family="paragraph">
      <style:paragraph-properties fo:line-height="150%"/>
      <style:text-properties style:font-name="PT Astra Serif"/>
    </style:style>
    <style:style style:name="TableCell413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414" style:parent-style-name="Содержимоетаблицы" style:family="paragraph">
      <style:paragraph-properties fo:line-height="150%"/>
      <style:text-properties style:font-name="PT Astra Serif" fo:language="en" fo:country="US"/>
    </style:style>
    <style:style style:name="P415" style:parent-style-name="Содержимоетаблицы" style:family="paragraph">
      <style:paragraph-properties fo:line-height="150%"/>
      <style:text-properties style:font-name="PT Astra Serif" fo:language="en" fo:country="US"/>
    </style:style>
    <style:style style:name="P416" style:parent-style-name="Содержимоетаблицы" style:family="paragraph">
      <style:paragraph-properties fo:line-height="150%"/>
      <style:text-properties style:font-name="PT Astra Serif" fo:language="en" fo:country="US"/>
    </style:style>
    <style:style style:name="TableCell417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418" style:parent-style-name="Содержимоетаблицы" style:family="paragraph">
      <style:paragraph-properties fo:line-height="150%"/>
      <style:text-properties style:font-name="PT Astra Serif"/>
    </style:style>
    <style:style style:name="P419" style:parent-style-name="Обычный" style:family="paragraph">
      <style:paragraph-properties fo:text-align="justify" fo:line-height="150%" fo:text-indent="0.4923in"/>
      <style:text-properties style:font-name="PT Astra Serif" style:font-name-asian="Times New Roman" style:font-name-complex="Times New Roman" style:font-weight-complex="bold" style:font-style-complex="italic" fo:color="#000000" fo:font-size="6pt" style:font-size-asian="6pt" style:font-size-complex="6pt"/>
    </style:style>
    <style:style style:name="P420" style:parent-style-name="Обычный" style:family="paragraph">
      <style:paragraph-properties fo:text-align="justify" fo:line-height="150%" fo:text-indent="0.4923in"/>
    </style:style>
    <style:style style:name="T421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T422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 fo:language="en" fo:country="US"/>
    </style:style>
    <style:style style:name="T423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T424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P425" style:parent-style-name="Standard" style:family="paragraph">
      <style:paragraph-properties fo:text-align="justify" fo:line-height="150%" fo:text-indent="0.4923in"/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P426" style:parent-style-name="Standard" style:family="paragraph">
      <style:paragraph-properties fo:text-align="justify" fo:line-height="150%" fo:text-indent="0.4923in"/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P427" style:parent-style-name="Standard" style:family="paragraph">
      <style:paragraph-properties fo:text-align="justify" fo:line-height="150%" fo:text-indent="0.4923in"/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P428" style:parent-style-name="Standard" style:family="paragraph">
      <style:paragraph-properties fo:text-align="justify" fo:line-height="150%" fo:text-indent="0.4923in"/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P429" style:parent-style-name="Standard" style:family="paragraph">
      <style:paragraph-properties fo:text-align="justify" fo:line-height="150%" fo:text-indent="0.4923in"/>
    </style:style>
    <style:style style:name="T430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T431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 fo:language="en" fo:country="US"/>
    </style:style>
    <style:style style:name="T432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T433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 fo:language="en" fo:country="US"/>
    </style:style>
    <style:style style:name="T434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P435" style:parent-style-name="Standard" style:family="paragraph">
      <style:paragraph-properties fo:text-align="justify" fo:line-height="150%" fo:text-indent="0.4923in"/>
    </style:style>
    <style:style style:name="T436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T437" style:parent-style-name="Основнойшрифтабзаца" style:family="text">
      <style:text-properties style:font-name="PT Astra Serif" style:font-name-complex="Times New Roman" style:font-weight-complex="bold" style:font-style-complex="italic" fo:color="#000000" fo:font-size="14pt" style:font-size-asian="14pt" style:font-size-complex="14pt" style:language-complex="ar" style:country-complex="SA"/>
    </style:style>
    <style:style style:name="T438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P439" style:parent-style-name="Standard" style:family="paragraph">
      <style:paragraph-properties fo:text-align="justify" fo:line-height="150%" fo:text-indent="0.4923in"/>
    </style:style>
    <style:style style:name="T440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T441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 fo:language="en" fo:country="US"/>
    </style:style>
    <style:style style:name="T442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P443" style:parent-style-name="Standard" style:family="paragraph">
      <style:paragraph-properties fo:text-align="justify" fo:line-height="150%" fo:text-indent="0.4923in"/>
    </style:style>
    <style:style style:name="T444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T445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 fo:language="en" fo:country="US"/>
    </style:style>
    <style:style style:name="T446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P447" style:parent-style-name="Standard" style:family="paragraph">
      <style:paragraph-properties fo:text-align="justify" fo:line-height="150%" fo:text-indent="0.4923in"/>
    </style:style>
    <style:style style:name="T448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T449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T450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 fo:language="en" fo:country="US"/>
    </style:style>
    <style:style style:name="T451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T452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 fo:language="en" fo:country="US"/>
    </style:style>
    <style:style style:name="T453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T454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 fo:language="en" fo:country="US"/>
    </style:style>
    <style:style style:name="T455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P456" style:parent-style-name="Standard" style:family="paragraph">
      <style:paragraph-properties fo:text-align="justify" fo:line-height="150%" fo:text-indent="0.4923in"/>
    </style:style>
    <style:style style:name="T457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T458" style:parent-style-name="Основнойшрифтабзаца" style:family="text">
      <style:text-properties style:font-name="PT Astra Serif" style:font-name-asian="Times New Roman" style:font-name-complex="Times New Roman" style:font-style-complex="italic" fo:color="#000000" fo:font-size="14pt" style:font-size-asian="14pt" style:font-size-complex="14pt"/>
    </style:style>
    <style:style style:name="T459" style:parent-style-name="Основнойшрифтабзаца" style:family="text">
      <style:text-properties style:font-name="PT Astra Serif" style:font-name-asian="Times New Roman" style:font-name-complex="Times New Roman" style:font-weight-complex="bold" style:font-style-complex="italic" fo:color="#000000" fo:font-size="14pt" style:font-size-asian="14pt" style:font-size-complex="14pt"/>
    </style:style>
    <style:style style:name="P460" style:parent-style-name="Абзацсписка" style:family="paragraph">
      <style:paragraph-properties fo:text-align="justify" fo:margin-bottom="0in" fo:line-height="150%" fo:margin-left="0in" fo:text-indent="0.4923in">
        <style:tab-stops/>
      </style:paragraph-properties>
      <style:text-properties style:font-name="PT Astra Serif" fo:font-size="14pt" style:font-size-asian="14pt" style:font-size-complex="14pt"/>
    </style:style>
    <style:style style:name="P461" style:parent-style-name="Абзацсписка" style:family="paragraph">
      <style:paragraph-properties fo:text-align="justify" fo:margin-bottom="0in" fo:line-height="150%" fo:margin-left="0in" fo:text-indent="0.4923in">
        <style:tab-stops/>
      </style:paragraph-properties>
      <style:text-properties style:font-name="PT Astra Serif" fo:font-size="14pt" style:font-size-asian="14pt" style:font-size-complex="14pt"/>
    </style:style>
    <style:style style:name="P462" style:parent-style-name="Абзацсписка" style:family="paragraph">
      <style:paragraph-properties fo:text-align="justify" fo:margin-bottom="0in" fo:line-height="150%" fo:margin-left="0in" fo:text-indent="0.4923in">
        <style:tab-stops/>
      </style:paragraph-properties>
    </style:style>
    <style:style style:name="T463" style:parent-style-name="Основнойшрифтабзаца" style:family="text"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P464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P465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P466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P467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P468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P469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470" style:parent-style-name="Основнойшрифтабзаца" style:family="text"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T471" style:parent-style-name="Основнойшрифтабзаца" style:family="text"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fo:language="en" fo:country="US" style:language-asian="zh" style:country-asian="CN" style:language-complex="ar" style:country-complex="SA"/>
    </style:style>
    <style:style style:name="T472" style:parent-style-name="Основнойшрифтабзаца" style:family="text"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T473" style:parent-style-name="Основнойшрифтабзаца" style:family="text"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fo:language="en" fo:country="US" style:language-asian="zh" style:country-asian="CN" style:language-complex="ar" style:country-complex="SA"/>
    </style:style>
    <style:style style:name="P474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PT Astra Serif" style:font-name-asian="Times New Rom愀渀" style:font-weight-complex="bold" fo:font-style="italic" style:font-style-asian="italic" style:font-style-complex="italic" fo:color="#000000" style:letter-kerning="true" fo:font-size="14pt" style:font-size-asian="14pt" style:font-size-complex="14pt" fo:language="en" fo:country="US" style:language-asian="zh" style:country-asian="CN" style:language-complex="ar" style:country-complex="SA"/>
    </style:style>
    <style:style style:name="P475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PT Astra Serif" style:font-name-asian="Times New Rom愀渀" style:font-weight-complex="bold" fo:font-style="italic" style:font-style-asian="italic" style:font-style-complex="italic" fo:color="#000000" style:letter-kerning="true" fo:font-size="14pt" style:font-size-asian="14pt" style:font-size-complex="14pt" fo:language="en" fo:country="US" style:language-asian="zh" style:country-asian="CN" style:language-complex="ar" style:country-complex="SA"/>
    </style:style>
    <style:style style:name="P476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477" style:parent-style-name="Основнойшрифтабзаца" style:family="text"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T478" style:parent-style-name="Основнойшрифтабзаца" style:family="text"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T479" style:parent-style-name="Основнойшрифтабзаца" style:family="text"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T480" style:parent-style-name="Основнойшрифтабзаца" style:family="text"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P481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PT Astra Serif" fo:font-size="14pt" style:font-size-asian="14pt" style:font-size-complex="14pt"/>
    </style:style>
    <style:style style:name="P482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P483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P484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P485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P486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P487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P488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P489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P490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P491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P492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P493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P494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P495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P496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P497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498" style:parent-style-name="Основнойшрифтабзаца" style:family="text"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T499" style:parent-style-name="Основнойшрифтабзаца" style:family="text"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fo:language="en" fo:country="US" style:language-asian="zh" style:country-asian="CN" style:language-complex="ar" style:country-complex="SA"/>
    </style:style>
    <style:style style:name="T500" style:parent-style-name="Основнойшрифтабзаца" style:family="text"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T501" style:parent-style-name="Основнойшрифтабзаца" style:family="text"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fo:language="en" fo:country="US" style:language-asian="zh" style:country-asian="CN" style:language-complex="ar" style:country-complex="SA"/>
    </style:style>
    <style:style style:name="T502" style:parent-style-name="Основнойшрифтабзаца" style:family="text"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T503" style:parent-style-name="Основнойшрифтабзаца" style:family="text"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fo:language="en" fo:country="US" style:language-asian="zh" style:country-asian="CN" style:language-complex="ar" style:country-complex="SA"/>
    </style:style>
    <style:style style:name="P504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505" style:parent-style-name="Основнойшрифтабзаца" style:family="text"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T506" style:parent-style-name="Основнойшрифтабзаца" style:family="text"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fo:language="en" fo:country="US" style:language-asian="zh" style:country-asian="CN" style:language-complex="ar" style:country-complex="SA"/>
    </style:style>
    <style:style style:name="T507" style:parent-style-name="Основнойшрифтабзаца" style:family="text"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T508" style:parent-style-name="Основнойшрифтабзаца" style:family="text"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fo:language="en" fo:country="US" style:language-asian="zh" style:country-asian="CN" style:language-complex="ar" style:country-complex="SA"/>
    </style:style>
    <style:style style:name="T509" style:parent-style-name="Основнойшрифтабзаца" style:family="text"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T510" style:parent-style-name="Основнойшрифтабзаца" style:family="text"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fo:language="en" fo:country="US" style:language-asian="zh" style:country-asian="CN" style:language-complex="ar" style:country-complex="SA"/>
    </style:style>
    <style:style style:name="T511" style:parent-style-name="Основнойшрифтабзаца" style:family="text"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fo:language="en" fo:country="US" style:language-asian="zh" style:country-asian="CN" style:language-complex="ar" style:country-complex="SA"/>
    </style:style>
    <style:style style:name="P512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P513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P514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P515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P516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P517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518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519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/>
    </style:style>
    <style:style style:name="T520" style:parent-style-name="Основнойшрифтабзаца" style:family="text">
      <style:text-properties style:font-name="PT Astra Serif" style:font-name-asian="Times New Roman" style:font-weight-complex="bold" fo:color="#000000" fo:font-size="14pt" style:font-size-asian="14pt" style:font-size-complex="14pt"/>
    </style:style>
    <style:style style:name="T521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P522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523" style:parent-style-name="Основнойшрифтабзаца" style:family="text">
      <style:text-properties style:font-name="PT Astra Serif" style:font-name-asian="Times New Roman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T524" style:parent-style-name="Основнойшрифтабзаца" style:family="text">
      <style:text-properties style:font-name="PT Astra Serif" style:font-name-asian="Times New Roman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T525" style:parent-style-name="Основнойшрифтабзаца" style:family="text">
      <style:text-properties style:font-name="PT Astra Serif" style:font-name-asian="Times New Roman" style:font-weight-complex="bold" fo:font-style="italic" style:font-style-asian="italic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T526" style:parent-style-name="Основнойшрифтабзаца" style:family="text">
      <style:text-properties style:font-name="PT Astra Serif" style:font-name-asian="Times New Roman" style:font-weight-complex="bold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P527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528" style:parent-style-name="Основнойшрифтабзаца" style:family="text">
      <style:text-properties style:font-name="PT Astra Serif" style:font-name-asian="Times New Roman" style:font-weight-complex="bold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P529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P530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P531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P532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533" style:parent-style-name="Основнойшрифтабзаца" style:family="text"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T534" style:parent-style-name="Основнойшрифтабзаца" style:family="text"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fo:language="en" fo:country="US" style:language-asian="zh" style:country-asian="CN" style:language-complex="ar" style:country-complex="SA"/>
    </style:style>
    <style:style style:name="T535" style:parent-style-name="Основнойшрифтабзаца" style:family="text"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T536" style:parent-style-name="Основнойшрифтабзаца" style:family="text"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fo:language="en" fo:country="US" style:language-asian="zh" style:country-asian="CN" style:language-complex="ar" style:country-complex="SA"/>
    </style:style>
    <style:style style:name="T537" style:parent-style-name="Основнойшрифтабзаца" style:family="text">
      <style:text-properties style:font-name="PT Astra Serif" style:font-name-asian="Times New Rom愀渀" style:font-weight-complex="bold" fo:font-style="italic" style:font-style-asian="italic" style:font-style-complex="italic" fo:color="#000000" style:letter-kerning="true" fo:font-size="14pt" style:font-size-asian="14pt" style:font-size-complex="14pt" fo:language="en" fo:country="US" style:language-asian="zh" style:country-asian="CN" style:language-complex="ar" style:country-complex="SA"/>
    </style:style>
    <style:style style:name="P538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P539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P540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P541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P542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P543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544" style:parent-style-name="Основнойшрифтабзаца" style:family="text"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T545" style:parent-style-name="Основнойшрифтабзаца" style:family="text"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P546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547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548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T549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P550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551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552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553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P554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555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556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T557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558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T559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560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T561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562" style:parent-style-name="Основнойшрифтабзаца" style:family="text">
      <style:text-properties style:font-name="PT Astra Serif" style:font-name-asian="Times New Roman" style:font-weight-complex="bold" fo:color="#000000" fo:font-size="14pt" style:font-size-asian="14pt" style:font-size-complex="14pt" fo:language="en" fo:country="US"/>
    </style:style>
    <style:style style:name="P563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564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P565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566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P567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568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P569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570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P571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572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573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T574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575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T576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577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T578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579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580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581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582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583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584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585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/>
    </style:style>
    <style:style style:name="T586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587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/>
    </style:style>
    <style:style style:name="T588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589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590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591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592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T593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594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P595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596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597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/>
    </style:style>
    <style:style style:name="T598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599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/>
    </style:style>
    <style:style style:name="T600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601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/>
    </style:style>
    <style:style style:name="T602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603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/>
    </style:style>
    <style:style style:name="T604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605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/>
    </style:style>
    <style:style style:name="T606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607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P608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609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610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/>
    </style:style>
    <style:style style:name="T611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612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/>
    </style:style>
    <style:style style:name="T613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614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/>
    </style:style>
    <style:style style:name="T615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616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/>
    </style:style>
    <style:style style:name="T617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618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/>
    </style:style>
    <style:style style:name="T619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620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621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/>
    </style:style>
    <style:style style:name="T622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623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/>
    </style:style>
    <style:style style:name="T624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625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/>
    </style:style>
    <style:style style:name="T626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627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/>
    </style:style>
    <style:style style:name="T628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629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/>
    </style:style>
    <style:style style:name="T630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631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/>
    </style:style>
    <style:style style:name="T632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633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/>
    </style:style>
    <style:style style:name="P634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635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636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P637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638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639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T640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641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P642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643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644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T645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646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T647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P648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649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650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T651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652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T653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P654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655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656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T657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658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T659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660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T661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662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663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664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665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666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667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668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669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670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671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672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T673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674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T675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676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T677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678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T679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680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T681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682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683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684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685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686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687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688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689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690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P691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692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693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T694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695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T696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697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T698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699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700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701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702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703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704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705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706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707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708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709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710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711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T712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713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T714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715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T716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717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718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719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T720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721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P722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723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724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T725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726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T727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728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T729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730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731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732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733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734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735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736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737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738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739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740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741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742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T743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744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T745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746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T747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748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749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750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T751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752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T753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754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P755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756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P757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758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759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T760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761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P762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763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764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T765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766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T767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768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P769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770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771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T772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773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P774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775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776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T777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778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T779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P780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781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782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T783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784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T785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786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T787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788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789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790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T791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792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T793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794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T795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796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T797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798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 fo:language="en" fo:country="US"/>
    </style:style>
    <style:style style:name="T799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T800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801" style:parent-style-name="Основнойшрифтабзаца" style:family="text">
      <style:text-properties style:font-name="PT Astra Serif" style:font-name-asian="Times New Roman" style:font-weight-complex="bold" fo:font-style="italic" style:font-style-asian="italic" fo:color="#000000" fo:font-size="14pt" style:font-size-asian="14pt" style:font-size-complex="14pt" fo:language="en" fo:country="US"/>
    </style:style>
    <style:style style:name="P802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803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804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805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P806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807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808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P809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810" style:parent-style-name="Основнойшрифтабзаца" style:family="text"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T811" style:parent-style-name="Основнойшрифтабзаца" style:family="text"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fo:language="en" fo:country="US" style:language-asian="zh" style:country-asian="CN" style:language-complex="ar" style:country-complex="SA"/>
    </style:style>
    <style:style style:name="T812" style:parent-style-name="Основнойшрифтабзаца" style:family="text"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T813" style:parent-style-name="Основнойшрифтабзаца" style:family="text"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fo:language="en" fo:country="US" style:language-asian="zh" style:country-asian="CN" style:language-complex="ar" style:country-complex="SA"/>
    </style:style>
    <style:style style:name="T814" style:parent-style-name="Основнойшрифтабзаца" style:family="text"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T815" style:parent-style-name="Основнойшрифтабзаца" style:family="text"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fo:language="en" fo:country="US" style:language-asian="zh" style:country-asian="CN" style:language-complex="ar" style:country-complex="SA"/>
    </style:style>
    <style:style style:name="P816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817" style:parent-style-name="Основнойшрифтабзаца" style:family="text"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T818" style:parent-style-name="Основнойшрифтабзаца" style:family="text"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fo:language="en" fo:country="US" style:language-asian="zh" style:country-asian="CN" style:language-complex="ar" style:country-complex="SA"/>
    </style:style>
    <style:style style:name="T819" style:parent-style-name="Основнойшрифтабзаца" style:family="text"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T820" style:parent-style-name="Основнойшрифтабзаца" style:family="text"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fo:language="en" fo:country="US" style:language-asian="zh" style:country-asian="CN" style:language-complex="ar" style:country-complex="SA"/>
    </style:style>
    <style:style style:name="T821" style:parent-style-name="Основнойшрифтабзаца" style:family="text"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T822" style:parent-style-name="Основнойшрифтабзаца" style:family="text"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fo:language="en" fo:country="US" style:language-asian="zh" style:country-asian="CN" style:language-complex="ar" style:country-complex="SA"/>
    </style:style>
    <style:style style:name="T823" style:parent-style-name="Основнойшрифтабзаца" style:family="text"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T824" style:parent-style-name="Основнойшрифтабзаца" style:family="text"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fo:language="en" fo:country="US" style:language-asian="zh" style:country-asian="CN" style:language-complex="ar" style:country-complex="SA"/>
    </style:style>
    <style:style style:name="T825" style:parent-style-name="Основнойшрифтабзаца" style:family="text"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T826" style:parent-style-name="Основнойшрифтабзаца" style:family="text"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fo:language="en" fo:country="US" style:language-asian="zh" style:country-asian="CN" style:language-complex="ar" style:country-complex="SA"/>
    </style:style>
    <style:style style:name="T827" style:parent-style-name="Основнойшрифтабзаца" style:family="text"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T828" style:parent-style-name="Основнойшрифтабзаца" style:family="text"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fo:language="en" fo:country="US" style:language-asian="zh" style:country-asian="CN" style:language-complex="ar" style:country-complex="SA"/>
    </style:style>
    <style:style style:name="T829" style:parent-style-name="Основнойшрифтабзаца" style:family="text"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T830" style:parent-style-name="Основнойшрифтабзаца" style:family="text"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fo:language="en" fo:country="US" style:language-asian="zh" style:country-asian="CN" style:language-complex="ar" style:country-complex="SA"/>
    </style:style>
    <style:style style:name="T831" style:parent-style-name="Основнойшрифтабзаца" style:family="text"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fo:language="en" fo:country="US" style:language-asian="zh" style:country-asian="CN" style:language-complex="ar" style:country-complex="SA"/>
    </style:style>
    <style:style style:name="T832" style:parent-style-name="Основнойшрифтабзаца" style:family="text"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style:language-asian="zh" style:country-asian="CN" style:language-complex="ar" style:country-complex="SA"/>
    </style:style>
    <style:style style:name="T833" style:parent-style-name="Основнойшрифтабзаца" style:family="text">
      <style:text-properties style:font-name="PT Astra Serif" style:font-name-asian="Times New Rom愀渀" style:font-weight-complex="bold" style:font-style-complex="italic" fo:color="#000000" style:letter-kerning="true" fo:font-size="14pt" style:font-size-asian="14pt" style:font-size-complex="14pt" fo:language="en" fo:country="US" style:language-asian="zh" style:country-asian="CN" style:language-complex="ar" style:country-complex="SA"/>
    </style:style>
    <style:style style:name="P834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835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T836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4pt" style:font-size-asian="14pt" style:font-size-complex="14pt"/>
    </style:style>
    <style:style style:name="P837" style:parent-style-name="Абзацсписка" style:family="paragraph">
      <style:paragraph-properties fo:text-align="justify" fo:margin-bottom="0.1388in" fo:line-height="150%" fo:margin-left="0in" fo:text-indent="0.4923in">
        <style:tab-stops/>
      </style:paragraph-properties>
    </style:style>
    <style:style style:name="T838" style:parent-style-name="Основнойшрифтабзаца" style:family="text">
      <style:text-properties style:font-name="PT Astra Serif" style:font-name-asian="Times New Roman" style:font-weight-complex="bold" fo:color="#000000" fo:font-size="14pt" style:font-size-asian="14pt" style:font-size-complex="14pt" style:language-asian="zh" style:country-asian="CN"/>
    </style:style>
    <style:style style:name="T839" style:parent-style-name="Основнойшрифтабзаца" style:family="text">
      <style:text-properties style:font-name="PT Astra Serif" style:font-name-asian="Times New Roman" style:font-weight-complex="bold" fo:color="#000000" fo:font-size="14pt" style:font-size-asian="14pt" style:font-size-complex="14pt" style:language-asian="zh" style:country-asian="CN"/>
    </style:style>
  </office:automatic-styles>
  <office:body>
    <office:text text:use-soft-page-breaks="true">
      <text:p text:style-name="P1">ФЕДЕРАЛЬНАЯ СЛУЖБА ПО ТЕХНИЧЕСКОМУ<text:line-break/>И ЭКСПОРТНОМУ КОНТРОЛЮ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Рекомендации по безопасной настройке виртуальной инфраструктуры, построенной на базе программного обеспечения VMware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><text:span text:style-name="T37">2026</text:span></text:p>
      <text:soft-page-break/>
      <text:p text:style-name="P38"><text:span text:style-name="T39">1. </text:span><text:span text:style-name="T40">Обеспечить сбор, запись и хранение журналов событий всех компонентов виртуальной инфраструктуры (VMware ESXi, vCenter) путем настройки ведения журналов событий.</text:span></text:p>
      <text:p text:style-name="P41">На хостах VMware ESXi функционирует служба Syslog (vmsyslogd), которая обеспечивает стандартный<text:s/>механизм регистрации сообщений от ядра виртуальной машины и других компонентов системы. По умолчанию в ESXi эти журналы хранятся на локальном временном томе или в оперативной памяти.<text:line-break/>Для дальнейшего хранения журналов ESXi возможно настроить размещение этих журналов в альтернативном месте на диске и отправку журналов по сети<text:line-break/>на сервер Syslog.</text:p>
      <text:p text:style-name="P42">Настройка может быть осуществлена с использованием консоли «ESXi Shell», профилей хоста и веб-клиента vSphere.</text:p>
      <text:p text:style-name="P43"><text:span text:style-name="T44">Существует пять настраиваемых параметров журналов событи</text:span><text:span text:style-name="T45">й<text:s/></text:span><text:span text:style-name="T46">ESXi</text:span><text:span text:style-name="T47">:</text:span></text:p>
      <text:p text:style-name="P48"><text:span text:style-name="T49">Syslog.global.logDir</text:span><text:span text:style-name="T50"><text:s/>- расположение в локальном или удалённом хранилище данных (VMFS, NFS, FAT) и путь, по которому должны сохраняться журналы.</text:span><text:span text:style-name="T51"><text:line-break/>Для версий ESXi 6.7 и выше каталог журналов должен быть создан до настройки глобального параметра катало</text:span><text:span text:style-name="T52">га журналов.</text:span></text:p>
      <text:p text:style-name="P53"><text:span text:style-name="T54">Syslog.global.logHost</text:span><text:span text:style-name="T55"><text:s/>— список удалённых серверов, разделённых запятыми, на которые отправляются логи по протоколу syslog. Если поле logHost</text:span><text:span text:style-name="T56"><text:line-break/>не заполнено, логи не пересылаются.</text:span></text:p>
      <text:p text:style-name="P57"><text:span text:style-name="T58">Syslog.global.logDirUnique</text:span><text:span text:style-name="T59"><text:s/>- логический параметр, который определя</text:span><text:span text:style-name="T60">ет, создается ли каталог для конкретного хоста в настроенном logDir. Имя каталога - это имя хоста хоста ESXi. По умолчанию используется значение «false».</text:span></text:p>
      <text:p text:style-name="P61"><text:span text:style-name="T62">Syslog.global.defaultRotate</text:span><text:span text:style-name="T63"><text:s/>— максимальное количество файлов журнала, которые можно хранить локально н</text:span><text:span text:style-name="T64">а хосте ESXi в настроенном<text:s/></text:span><text:soft-page-break/><text:span text:style-name="T65">каталоге logDir.</text:span><text:span text:style-name="T66"><text:line-break/>По умолчанию 8.</text:span></text:p>
      <text:p text:style-name="P67"><text:span text:style-name="T68">Syslog.global.defaultSize</text:span><text:span text:style-name="T69"><text:s/>— максимальный размер в килобайтах каждого локального файла журнала перед его ротацией. По умолчанию - 1024 Кб.</text:span></text:p>
      <text:p text:style-name="P70"><text:span text:style-name="T71">1.1 Для н</text:span><text:span text:style-name="T72">астройки локального и удаленного ведения журнала<text:s/></text:span><text:span text:style-name="T73">событий</text:span><text:span text:style-name="T74"><text:line-break/>с помощью команды «</text:span><text:span text:style-name="T75">esxcli</text:span><text:span text:style-name="T76">» необходимо выполнить следующие действия:</text:span></text:p>
      <text:p text:style-name="P77"><text:span text:style-name="T78">открыть консоль «ESXi Shell», в которой доступна команда «</text:span><text:span text:style-name="T79">esxcli</text:span><text:span text:style-name="T80">», например, в vCLI или непосредственно на хосте ESXi;</text:span></text:p>
      <text:p text:style-name="P81"><text:span text:style-name="T82">выполнить</text:span><text:span text:style-name="T83"><text:s/></text:span><text:span text:style-name="T84">команду</text:span><text:span text:style-name="T85">:</text:span></text:p>
      <text:p text:style-name="P86"><text:span text:style-name="T87">esxcli system syslog config get</text:span><text:span text:style-name="T88">;</text:span></text:p>
      <text:p text:style-name="P89"><text:span text:style-name="T90">з</text:span><text:span text:style-name="T91">адать новую конфигурацию хоста, указав новые параметры для изменения, например:</text:span></text:p>
      <text:p text:style-name="P92"><text:span text:style-name="T93">esxcli system syslog config set --logdir=/path/to/vmfs/directory/ --loghost=RemoteHostname --logdir-unique=true|false --default-rotate=NNN --default-size=NNN</text:span></text:p>
      <text:p text:style-name="P94"><text:span text:style-name="T95">Пример: для настро</text:span><text:span text:style-name="T96">йки удалённого системного журнала событий</text:span><text:span text:style-name="T97"><text:line-break/>с использованием TCP на порту 514 необходимо выполнить команду:</text:span></text:p>
      <text:p text:style-name="P98"><text:span text:style-name="T99">esxcli system syslog config set –loghost='tcp://10.11.12.13:514'</text:span><text:span text:style-name="T100">;</text:span></text:p>
      <text:p text:style-name="P101"><text:span text:style-name="T102">после внесения изменений в конфигурацию, необходимо выполнить перезагрузку службы ко</text:span><text:span text:style-name="T103">мандой:</text:span></text:p>
      <text:p text:style-name="P104"><text:span text:style-name="T105">esxcli system syslog reload</text:span><text:span text:style-name="T106">;</text:span></text:p>
      <text:p text:style-name="P107"><text:span text:style-name="T108">для проверки доступности порта с хоста ESXi необходимо выполнить команду:</text:span></text:p>
      <text:p text:style-name="P109"><text:span text:style-name="T110">nc -z RemoteHostname 514</text:span></text:p>
      <text:p text:style-name="P111"><text:span text:style-name="T112">Пример</text:span><text:span text:style-name="T113">:<text:s/></text:span><text:span text:style-name="T114">nc</text:span><text:span text:style-name="T115"><text:s/>-</text:span><text:span text:style-name="T116">z</text:span><text:span text:style-name="T117"><text:s/>10.11.12.13 514.</text:span></text:p>
      <text:p text:style-name="P118"><text:span text:style-name="T119">1.2 Для настройки локального и удаленного ведения журнала событий</text:span><text:span text:style-name="T120"><text:line-break/>с использованием<text:s/></text:span><text:span text:style-name="T121">профилей хоста необходимо</text:span><text:span text:style-name="T122"><text:s/>выполнить следующие действия:</text:span></text:p>
      <text:p text:style-name="P123"><text:span text:style-name="T124">подключиться к серверу vCenter с помощью клиента vSphere;</text:span></text:p>
      <text:p text:style-name="P125"><text:span text:style-name="T126">выбрать раздел «</text:span><text:span text:style-name="T127">Home</text:span><text:span text:style-name="T128">»;</text:span></text:p>
      <text:soft-page-break/>
      <text:p text:style-name="P129"><text:span text:style-name="T130">далее в разделе «</text:span><text:span text:style-name="T131">Management</text:span><text:span text:style-name="T132">» выбрать «</text:span><text:span text:style-name="T133">Host</text:span><text:span text:style-name="T134"><text:s/></text:span><text:span text:style-name="T135">Profiles</text:span><text:span text:style-name="T136">»;</text:span></text:p>
      <text:p text:style-name="P137"><text:span text:style-name="T138">создать новый профиль или отредактировать существующий профиль;</text:span></text:p>
      <text:p text:style-name="P139"><text:span text:style-name="T140">в</text:span><text:span text:style-name="T141"><text:s/>окне «Edit Profile</text:span><text:span text:style-name="T142">»</text:span><text:span text:style-name="T143"><text:s/>задать один или несколько из пяти параметров конфигурации;</text:span></text:p>
      <text:p text:style-name="P144"><text:span text:style-name="T145">сохранить профиль и назначить его хостам.</text:span></text:p>
      <text:p text:style-name="P146"><text:span text:style-name="T147">Справочно: если настройка журнала событий с помощью esxcli или расширенных параметров конфигурации уже была произведена и указанный пр</text:span><text:span text:style-name="T148">офиль использовался в качестве эталонного, то 5 параметров конфигурации уже должны отображаются в разделе «Advanced Configuration options»;</text:span></text:p>
      <text:p text:style-name="P149"><text:span text:style-name="T150">если журнал событий не был настроен ранее, необходимо нажать правой кнопкой мыши на раздел «Advanced Configuration o</text:span><text:span text:style-name="T151">ptions» и добавить профиль для каждого из пяти параметров конфигурации.</text:span></text:p>
      <text:p text:style-name="P152"><text:span text:style-name="T153">1.3 Для настройки локального и удаленного ведения журнала событий</text:span><text:span text:style-name="T154"><text:line-break/>с использованием профилей хоста с помощью веб-клиента vSphere необходимо<text:s/></text:span><text:span text:style-name="T155">выполнить следующие действия:</text:span></text:p>
      <text:p text:style-name="P156"><text:span text:style-name="T157">подключиться к<text:s/></text:span><text:span text:style-name="T158">серверу vCenter с помощью веб-клиента vSphere;</text:span></text:p>
      <text:p text:style-name="P159"><text:span text:style-name="T160">выбрать</text:span><text:span text:style-name="T161"><text:s/></text:span><text:span text:style-name="T162">раздел</text:span><text:span text:style-name="T163"><text:s/>«Home</text:span><text:span text:style-name="T164">»</text:span><text:span text:style-name="T165">;</text:span></text:p>
      <text:p text:style-name="P166"><text:span text:style-name="T167">в</text:span><text:span text:style-name="T168"><text:s/></text:span><text:span text:style-name="T169">разделе</text:span><text:span text:style-name="T170"><text:s/>«Operations and Policies»<text:s/></text:span><text:span text:style-name="T171">выбрать</text:span><text:span text:style-name="T172"><text:s/>«Host Profiles»;</text:span></text:p>
      <text:p text:style-name="P173"><text:span text:style-name="T174">создать новый профиль или отредактировать существующий профиль;</text:span></text:p>
      <text:p text:style-name="P175"><text:span text:style-name="T176">в окне «Edit Profile» задать один или несколько из пяти парам</text:span><text:span text:style-name="T177">етров конфигурации;</text:span></text:p>
      <text:p text:style-name="P178"><text:span text:style-name="T179">сохранить профиль и назначить его хостам.</text:span></text:p>
      <text:p text:style-name="P180"><text:span text:style-name="T181">2. Обеспечить переадресацию журналов событий всех компонентов виртуальной инфраструктуры (VMware ESXi, vCenter) на удаленный сервер,</text:span><text:span text:style-name="T182"><text:s/>чтобы исключить возможность их изменения или уничтожения злоу</text:span><text:span text:style-name="T183">мышленниками.</text:span></text:p>
      <text:p text:style-name="P184"><text:span text:style-name="T185">Для настройки переадресации журналов событий на удаленный сервер необходимо выполнить следующие действия:</text:span></text:p>
      <text:p text:style-name="P186"><text:span text:style-name="T187">в консоли хоста<text:s/></text:span><text:span text:style-name="T188">ESXi</text:span><text:span text:style-name="T189"><text:s/>выполнить следующие команды:</text:span></text:p>
      <text:soft-page-break/>
      <text:p text:style-name="P190"><text:span text:style-name="T191">Esxcli system syslog config set –loghost=’&lt;remote_host&gt;’;</text:span></text:p>
      <text:p text:style-name="P192"><text:span text:style-name="T193">после внесения изменений в к</text:span><text:span text:style-name="T194">онфигурацию, необходимо выполнить перезагрузку службы командой:</text:span></text:p>
      <text:p text:style-name="P195"><text:span text:style-name="T196">Esxcli</text:span><text:span text:style-name="T197"><text:s/></text:span><text:span text:style-name="T198">system</text:span><text:span text:style-name="T199"><text:s/></text:span><text:span text:style-name="T200">syslog</text:span><text:span text:style-name="T201"><text:s/></text:span><text:span text:style-name="T202">reload</text:span><text:span text:style-name="T203">;</text:span></text:p>
      <text:p text:style-name="P204"><text:span text:style-name="T205">предоставить доступ к трафику журнала событий через встроенный межсетевой экран командой:</text:span></text:p>
      <text:p text:style-name="P206"><text:span text:style-name="T207">Esxcli network firewall ruleset set –ruleset-id=syslog –enabled=true.</text:span></text:p>
      <text:p text:style-name="P208"><text:span text:style-name="T209">3. </text:span><text:span text:style-name="T210">Обеспечить передачу в SIEM-ситсему журналов событий всех компонентов виртуальной инфраструктуры (VMware ESXi, vCenter) и организовать их мониторинг.</text:span></text:p>
      <text:p text:style-name="P211"><text:span text:style-name="T212">Необходимо осуществлять мониторинг журналов событий, представленных</text:span><text:span text:style-name="T213"><text:line-break/>в таблице 1, где:</text:span></text:p>
      <text:p text:style-name="P214"><text:span text:style-name="T215">Н</text:span><text:span text:style-name="T216">аименование директории — это путь к файлу, в котором хранятся записи событий;</text:span></text:p>
      <text:p text:style-name="P217"><text:span text:style-name="T218">Назначение — это описание событий, записываемых в указанный файл;</text:span></text:p>
      <text:p text:style-name="P219"><text:span text:style-name="T220">Сообщение — это записи в файлах, описывающие регистрируемое событие;</text:span></text:p>
      <text:p text:style-name="P221"><text:span text:style-name="T222">Описание — это описание регистрируемых собы</text:span><text:span text:style-name="T223">тий.</text:span></text:p>
      <text:p text:style-name="P224"/>
      <text:p text:style-name="P225"><text:span text:style-name="T226">Таблица 1 — Перечень журналов событий.</text:span></text:p>
      <table:table table:style-name="Table227">
        <table:table-columns>
          <table:table-column table:style-name="TableColumn228"/>
          <table:table-column table:style-name="TableColumn229"/>
          <table:table-column table:style-name="TableColumn230"/>
          <table:table-column table:style-name="TableColumn231"/>
        </table:table-columns>
        <table:table-header-rows>
          <table:table-row table:style-name="TableRow232">
            <table:table-cell table:style-name="TableCell233">
              <text:soft-page-break/>
              <text:p text:style-name="P234"><text:span text:style-name="T235">Наименование директории</text:span></text:p>
            </table:table-cell>
            <table:table-cell table:style-name="TableCell236">
              <text:p text:style-name="P237"><text:span text:style-name="T238">Назначение</text:span></text:p>
            </table:table-cell>
            <table:table-cell table:style-name="TableCell239">
              <text:p text:style-name="P240"><text:span text:style-name="T241">Сообщение</text:span></text:p>
            </table:table-cell>
            <table:table-cell table:style-name="TableCell242">
              <text:p text:style-name="P243"><text:span text:style-name="T244">Описание</text:span></text:p>
            </table:table-cell>
          </table:table-row>
        </table:table-header-rows>
        <table:table-row table:style-name="TableRow245">
          <table:table-cell table:style-name="TableCell246" table:number-columns-spanned="4">
            <text:p text:style-name="P247">Использование службы SSH для ESXi</text:p>
          </table:table-cell>
          <table:covered-table-cell/>
          <table:covered-table-cell/>
          <table:covered-table-cell/>
        </table:table-row>
        <table:table-row table:style-name="TableRow248">
          <table:table-cell table:style-name="TableCell249">
            <text:p text:style-name="P250">var/log/shell.log</text:p>
          </table:table-cell>
          <table:table-cell table:style-name="TableCell251">
            <text:p text:style-name="P252">Журналы использования оболочки ESXi, Shell включая включение/<text:line-break/>отключение и каждую введенную команду</text:p>
          </table:table-cell>
          <table:table-cell table:style-name="TableCell253">
            <text:p text:style-name="P254">Accepted password for user &lt;username&gt; from &lt;source IP&gt;<text:line-break/></text:p>
            <text:p text:style-name="P255">[Auth]: User &lt;username&gt;<text:line-break/></text:p>
            <text:p text:style-name="P256">User &lt;username&gt;@&lt;source IP&gt; logged in as &lt;User Agent&gt;</text:p>
          </table:table-cell>
          <table:table-cell table:style-name="TableCell257">
            <text:p text:style-name="P258"><text:span text:style-name="T259">Аутентификация в веб-консоли<text:s/></text:span><text:span text:style-name="T260">ESXi</text:span></text:p>
          </table:table-cell>
        </table:table-row>
        <table:table-row table:style-name="TableRow261">
          <table:table-cell table:style-name="TableCell262">
            <text:p text:style-name="P263">/var/log/vobd.log</text:p>
          </table:table-cell>
          <table:table-cell table:style-name="TableCell264">
            <text:p text:style-name="P265">События в ядре VM</text:p>
          </table:table-cell>
          <table:table-cell table:style-name="TableCell266">
            <text:p text:style-name="P267">SSH access has been enabled</text:p>
          </table:table-cell>
          <table:table-cell table:style-name="TableCell268">
            <text:p text:style-name="P269">Включение SSH-доступа<text:s/>для ESXi на веб-консоли</text:p>
          </table:table-cell>
        </table:table-row>
        <table:table-row table:style-name="TableRow270">
          <table:table-cell table:style-name="TableCell271">
            <text:p text:style-name="P272">/var/log/hostd-probe.log</text:p>
          </table:table-cell>
          <table:table-cell table:style-name="TableCell273">
            <text:p text:style-name="P274">Проверка работоспособности службы управления хостом</text:p>
          </table:table-cell>
          <table:table-cell table:style-name="TableCell275">
            <text:p text:style-name="P276">eventTypeId = “esx.audit.ssh.enabled”<text:line-break/></text:p>
            <text:p text:style-name="P277">SSH access has been enabled<text:line-break/></text:p>
            <text:p text:style-name="P278">SSH for the host localhost.localdomain has been enabled</text:p>
          </table:table-cell>
          <table:table-cell table:style-name="TableCell279">
            <text:p text:style-name="P280">Включение SSH-доступа для ESXi<text:s/>на веб-консоли</text:p>
          </table:table-cell>
        </table:table-row>
        <table:table-row table:style-name="TableRow281">
          <table:table-cell table:style-name="TableCell282">
            <text:p text:style-name="P283">/var/log/auth.log</text:p>
          </table:table-cell>
          <table:table-cell table:style-name="TableCell284">
            <text:p text:style-name="P285">Успешная и неудачная аутентификация в ESXi Shell.</text:p>
          </table:table-cell>
          <table:table-cell table:style-name="TableCell286">
            <text:p text:style-name="P287">SSH login enabled</text:p>
          </table:table-cell>
          <table:table-cell table:style-name="TableCell288">
            <text:p text:style-name="P289">Включение SSH-доступа для ESXi на веб-консоли</text:p>
          </table:table-cell>
        </table:table-row>
        <table:table-row table:style-name="TableRow290">
          <table:table-cell table:style-name="TableCell291" table:number-columns-spanned="4">
            <text:p text:style-name="P292">Изменение правил встроенного межсетевого экрана ESXi</text:p>
          </table:table-cell>
          <table:covered-table-cell/>
          <table:covered-table-cell/>
          <table:covered-table-cell/>
        </table:table-row>
        <text:soft-page-break/>
        <table:table-row table:style-name="TableRow293">
          <table:table-cell table:style-name="TableCell294">
            <text:p text:style-name="P295">/var/log/vobd.log</text:p>
          </table:table-cell>
          <table:table-cell table:style-name="TableCell296">
            <text:p text:style-name="P297">События в ядре VM</text:p>
          </table:table-cell>
          <table:table-cell table:style-name="TableCell298">
            <text:p text:style-name="P299">Firewall<text:s/>configuration has changed. Operation ‘disable’ for rule set snmp succeeded</text:p>
          </table:table-cell>
          <table:table-cell table:style-name="TableCell300">
            <text:p text:style-name="P301">Отключение правил межсетевого экрана через веб-консоль или через оболочку</text:p>
          </table:table-cell>
        </table:table-row>
        <table:table-row table:style-name="TableRow302">
          <table:table-cell table:style-name="TableCell303">
            <text:p text:style-name="P304">/var/log/hostd-probe.log</text:p>
          </table:table-cell>
          <table:table-cell table:style-name="TableCell305">
            <text:p text:style-name="P306">Проверка работоспособности службы управления хостом</text:p>
          </table:table-cell>
          <table:table-cell table:style-name="TableCell307">
            <text:p text:style-name="P308">Task Created :<text:s/>haTask-ha-host-vim.host.FirewallSystem.disableRuleset-<text:line-break/></text:p>
            <text:p text:style-name="P309">Firewall configuration has changed. Operation ‘disable’ for rule set succeeded<text:line-break/></text:p>
            <text:p text:style-name="P310">Task Completed : haTask-ha-host-vim.host.FirewallSystem.disableRuleset- Status success</text:p>
          </table:table-cell>
          <table:table-cell table:style-name="TableCell311">
            <text:p text:style-name="P312">Отключение правил межсетевого экрана через веб-консоль</text:p>
          </table:table-cell>
        </table:table-row>
        <table:table-row table:style-name="TableRow313">
          <table:table-cell table:style-name="TableCell314">
            <text:p text:style-name="P315">var/log/shell.log</text:p>
          </table:table-cell>
          <table:table-cell table:style-name="TableCell316">
            <text:p text:style-name="P317">Журналы использования оболочки ESXi, Shell включая включение/<text:line-break/>отключение и каждую введенную команду</text:p>
          </table:table-cell>
          <table:table-cell table:style-name="TableCell318">
            <text:p text:style-name="P319">esxcli network firewall ruleset set –ruleset-id=&lt;ruleset&gt; –enabled=False</text:p>
          </table:table-cell>
          <table:table-cell table:style-name="TableCell320">
            <text:p text:style-name="P321">Отключение правил межсетевого экрана через<text:s/>ssh-оболочку</text:p>
          </table:table-cell>
        </table:table-row>
        <table:table-row table:style-name="TableRow322">
          <table:table-cell table:style-name="TableCell323" table:number-columns-spanned="4">
            <text:p text:style-name="P324">SSH-вход в ESXi</text:p>
          </table:table-cell>
          <table:covered-table-cell/>
          <table:covered-table-cell/>
          <table:covered-table-cell/>
        </table:table-row>
        <table:table-row table:style-name="TableRow325">
          <table:table-cell table:style-name="TableCell326">
            <text:p text:style-name="P327">/var/log/hostd-probe.log</text:p>
          </table:table-cell>
          <table:table-cell table:style-name="TableCell328">
            <text:p text:style-name="P329">Проверка работоспособности службы управления хостом</text:p>
          </table:table-cell>
          <table:table-cell table:style-name="TableCell330">
            <text:p text:style-name="P331">SSH session was opened for &lt;username&gt;@&lt;source IP&gt;</text:p>
          </table:table-cell>
          <table:table-cell table:style-name="TableCell332">
            <text:p text:style-name="P333">Аутентификация по SSH в ESXi</text:p>
          </table:table-cell>
        </table:table-row>
        <text:soft-page-break/>
        <table:table-row table:style-name="TableRow334">
          <table:table-cell table:style-name="TableCell335">
            <text:p text:style-name="P336">var/log/shell.log</text:p>
          </table:table-cell>
          <table:table-cell table:style-name="TableCell337">
            <text:p text:style-name="P338">Журналы использования оболочки ESXi, Shell<text:s/>включая включение/<text:line-break/>отключение и каждую введенную команду</text:p>
          </table:table-cell>
          <table:table-cell table:style-name="TableCell339">
            <text:p text:style-name="P340">Interactive shell session started</text:p>
          </table:table-cell>
          <table:table-cell table:style-name="TableCell341">
            <text:p text:style-name="P342">Аутентификация по SSH в ESXi</text:p>
          </table:table-cell>
        </table:table-row>
        <table:table-row table:style-name="TableRow343">
          <table:table-cell table:style-name="TableCell344">
            <text:p text:style-name="P345">/var/log/auth.log</text:p>
          </table:table-cell>
          <table:table-cell table:style-name="TableCell346">
            <text:p text:style-name="P347">Успешная и неудачная аутентификация в ESXi Shell.</text:p>
          </table:table-cell>
          <table:table-cell table:style-name="TableCell348">
            <text:p text:style-name="P349">FIPS mode initialized<text:line-break/></text:p>
            <text:p text:style-name="P350">Connection from &lt;source IP&gt; port &lt;source<text:s/>port&gt;<text:line-break/></text:p>
            <text:p text:style-name="P351">Accepted keyboard-interactive/pam for root from &lt;source IP&gt; port &lt;source port&gt; ssh2<text:line-break/></text:p>
            <text:p text:style-name="P352">session opened for user &lt;username&gt; by (uid=0)</text:p>
          </table:table-cell>
          <table:table-cell table:style-name="TableCell353">
            <text:p text:style-name="P354">Аутентификация по SSH в ESXi</text:p>
          </table:table-cell>
        </table:table-row>
        <table:table-row table:style-name="TableRow355">
          <table:table-cell table:style-name="TableCell356">
            <text:p text:style-name="P357">/var/log/vobd.log</text:p>
          </table:table-cell>
          <table:table-cell table:style-name="TableCell358">
            <text:p text:style-name="P359">События в ядре VM</text:p>
          </table:table-cell>
          <table:table-cell table:style-name="TableCell360">
            <text:p text:style-name="P361">SSH session was opened for ‘&lt;username&gt;@&lt;source IP&gt;’</text:p>
          </table:table-cell>
          <table:table-cell table:style-name="TableCell362">
            <text:p text:style-name="P363">Аутентификация по SSH в ESXi</text:p>
          </table:table-cell>
        </table:table-row>
        <table:table-row table:style-name="TableRow364">
          <table:table-cell table:style-name="TableCell365" table:number-columns-spanned="4">
            <text:p text:style-name="P366"><text:span text:style-name="T367">Переадресация портов SSH</text:span></text:p>
          </table:table-cell>
          <table:covered-table-cell/>
          <table:covered-table-cell/>
          <table:covered-table-cell/>
        </table:table-row>
        <table:table-row table:style-name="TableRow368">
          <table:table-cell table:style-name="TableCell369">
            <text:p text:style-name="P370">var/log/shell.log</text:p>
          </table:table-cell>
          <table:table-cell table:style-name="TableCell371">
            <text:p text:style-name="P372">Журналы использования оболочки ESXi, Shell включая включение/<text:line-break/>отключение и каждую введенную команду</text:p>
          </table:table-cell>
          <table:table-cell table:style-name="TableCell373">
            <text:p text:style-name="P374">ssh -fN -R 127.0.0.1:48000 support@192.168.134.130</text:p>
          </table:table-cell>
          <table:table-cell table:style-name="TableCell375">
            <text:p text:style-name="P376">Командная строка для<text:s/>переадресации портов SSH</text:p>
          </table:table-cell>
        </table:table-row>
        <table:table-row table:style-name="TableRow377">
          <table:table-cell table:style-name="TableCell378" table:number-columns-spanned="4">
            <text:p text:style-name="P379"><text:span text:style-name="T380">Доступ к директории /vmfs/ и томам</text:span></text:p>
          </table:table-cell>
          <table:covered-table-cell/>
          <table:covered-table-cell/>
          <table:covered-table-cell/>
        </table:table-row>
        <text:soft-page-break/>
        <table:table-row table:style-name="TableRow381">
          <table:table-cell table:style-name="TableCell382">
            <text:p text:style-name="P383">var/log/shell.log</text:p>
          </table:table-cell>
          <table:table-cell table:style-name="TableCell384">
            <text:p text:style-name="P385">Журналы использования оболочки ESXi, Shell включая включение/<text:line-break/>отключение и каждую введенную команду</text:p>
          </table:table-cell>
          <table:table-cell table:style-name="TableCell386">
            <text:p text:style-name="P387">ls /vmfs/volumes<text:line-break/></text:p>
            <text:p text:style-name="P388">cd datastore1/</text:p>
          </table:table-cell>
          <table:table-cell table:style-name="TableCell389">
            <text:p text:style-name="P390">Обход файловой системы ESXi</text:p>
          </table:table-cell>
        </table:table-row>
        <table:table-row table:style-name="TableRow391">
          <table:table-cell table:style-name="TableCell392" table:number-columns-spanned="4">
            <text:p text:style-name="P393"><text:span text:style-name="T394">Добавление<text:s/></text:span><text:span text:style-name="T395">нового пользователя и назначение ролей пользователям</text:span></text:p>
          </table:table-cell>
          <table:covered-table-cell/>
          <table:covered-table-cell/>
          <table:covered-table-cell/>
        </table:table-row>
        <table:table-row table:style-name="TableRow396">
          <table:table-cell table:style-name="TableCell397">
            <text:p text:style-name="P398">/var/log/hostd-probe.log</text:p>
          </table:table-cell>
          <table:table-cell table:style-name="TableCell399">
            <text:p text:style-name="P400">Проверка работоспособности службы управления хостом</text:p>
          </table:table-cell>
          <table:table-cell table:style-name="TableCell401">
            <text:p text:style-name="P402">Task Created: haTash-ha-folder-root-vim.host.LocalAccountManager.create<text:line-break/>User-&lt;numerical ID&gt;<text:line-break/></text:p>
            <text:p text:style-name="P403">User lookup failed for ‘&lt;new<text:s/>username&gt;’<text:line-break/></text:p>
            <text:p text:style-name="P404">Account &lt;username&gt; was created on host &lt;ESXi hostname&gt;<text:line-break/></text:p>
            <text:p text:style-name="P405">Task Completed: haTash-ha-folder-root-vim.host.LocalAccountManager.create<text:line-break/>User-&lt;numerical ID&gt; Status success</text:p>
          </table:table-cell>
          <table:table-cell table:style-name="TableCell406">
            <text:p text:style-name="P407">Создание пользователя через веб-консоль</text:p>
          </table:table-cell>
        </table:table-row>
        <text:soft-page-break/>
        <table:table-row table:style-name="TableRow408">
          <table:table-cell table:style-name="TableCell409">
            <text:p text:style-name="P410">/var/log/hostd-probe.log</text:p>
          </table:table-cell>
          <table:table-cell table:style-name="TableCell411">
            <text:p text:style-name="P412">Проверка работоспособности службы управления хостом</text:p>
          </table:table-cell>
          <table:table-cell table:style-name="TableCell413">
            <text:p text:style-name="P414">Task Created : haTash–vim.AuthorizationManager.setEntity<text:line-break/>Permissions-&lt;numerical ID&gt;<text:line-break/></text:p>
            <text:p text:style-name="P415">Task Completed : haTash–vim.AuthorizationManager.setEntity<text:line-break/>Permissions-&lt;numerical ID&gt; Status success<text:line-break/></text:p>
            <text:p text:style-name="P416">Permission created for &lt;new username&gt; on &lt;username&gt;, role is &lt;assigned role&gt;, propagation is Enabled</text:p>
          </table:table-cell>
          <table:table-cell table:style-name="TableCell417">
            <text:p text:style-name="P418">Назначение разрешений пользователям через веб-консоль</text:p>
          </table:table-cell>
        </table:table-row>
      </table:table>
      <text:p text:style-name="P419"/>
      <text:p text:style-name="P420"><text:span text:style-name="T421">4. Организовать оповещение администраторов безопасности органа (организации) посредством<text:s/></text:span><text:span text:style-name="T422">SIEM</text:span><text:span text:style-name="T423">-системы о наступлении</text:span><text:span text:style-name="T424"><text:s/>следующих событий:</text:span></text:p>
      <text:p text:style-name="P425">отключение виртуальных машин;</text:p>
      <text:p text:style-name="P426">выполнение команд *./encryptor*, *sudo ./encryptor, *encryptor/vmfs/volumes*;</text:p>
      <text:p text:style-name="P427">попытки входа с удаленных, заблокированных учетных записей пользователей;</text:p>
      <text:p text:style-name="P428">создание новых учетных записей;</text:p>
      <text:p text:style-name="P429"><text:span text:style-name="T430">изменение административных привилегий<text:s/></text:span><text:span text:style-name="T431">Active</text:span><text:span text:style-name="T432"><text:s/></text:span><text:span text:style-name="T433">Directory</text:span><text:span text:style-name="T434"><text:s/>(идентификаторы событий 4728, 4732, 4756);</text:span></text:p>
      <text:p text:style-name="P435"><text:span text:style-name="T436">установка неизвестных программных пакетов<text:s/></text:span><text:span text:style-name="T437">(Vmware Installation Bundles)</text:span><text:span text:style-name="T438">;</text:span></text:p>
      <text:p text:style-name="P439"><text:span text:style-name="T440">изменение конфигурации хостов<text:s/></text:span><text:span text:style-name="T441">ESXi</text:span><text:span text:style-name="T442">;</text:span></text:p>
      <text:p text:style-name="P443"><text:span text:style-name="T444">изменения пароля учетной записи<text:s/></text:span><text:span text:style-name="T445">root</text:span><text:span text:style-name="T446">;</text:span></text:p>
      <text:p text:style-name="P447"><text:span text:style-name="T448">добавление<text:s/></text:span><text:span text:style-name="T449">хостов<text:s/></text:span><text:span text:style-name="T450">ESXi</text:span><text:span text:style-name="T451"><text:s/>в<text:s/></text:span><text:span text:style-name="T452">Active</text:span><text:span text:style-name="T453"><text:s/></text:span><text:span text:style-name="T454">Directory</text:span><text:span text:style-name="T455">.</text:span></text:p>
      <text:soft-page-break/>
      <text:p text:style-name="P456"><text:span text:style-name="T457">5. Осуществлять резервное копирование виртуальной инфраструктуры (</text:span><text:span text:style-name="T458">VMware ESXi, vCenter</text:span><text:span text:style-name="T459">), руководствуясь следующими принципами:</text:span></text:p>
      <text:p text:style-name="P460">создавать и хранить не менее трех резервных копий информации – одну основную и две резервные;</text:p>
      <text:p text:style-name="P461">использовать для хранения резервных копий не менее двух разных типов носителей информации (например, внешние жесткие диски и систему хранения данных);</text:p>
      <text:p text:style-name="P462"><text:span text:style-name="T463">хранить одну из резервных копий в отдельном (обособленном) от иных резервных копий месте;</text:span></text:p>
      <text:p text:style-name="P464">хранить резервные копии в изолированном от сети «Интернет» сегменте информационной системы.</text:p>
      <text:p text:style-name="P465">6. Организовать доступ пользователей, в том числе с административными правами, к виртуальной инфраструктуре ESXi с применением многофакторной аутентификации.</text:p>
      <text:p text:style-name="P466">7. Исключить доступ к<text:s/>виртуальной инфраструктуре органа (организации) привилегированных пользователей по протоколу удаленного доступа SSH, в том числе под учетной записью root.</text:p>
      <text:p text:style-name="P467">Для ограничения доступа по протоколу SSH необходимо выполнить следующие действия:</text:p>
      <text:p text:style-name="P468">открыть консоль «ESXi Shell», в которой доступна команда «esxcli», например, в vCLI или непосредственно на хосте ESXi;</text:p>
      <text:p text:style-name="P469"><text:span text:style-name="T470">выполнить</text:span><text:span text:style-name="T471"><text:s/></text:span><text:span text:style-name="T472">команды</text:span><text:span text:style-name="T473">:</text:span></text:p>
      <text:p text:style-name="P474">esxcli system ssh set --enabled=false</text:p>
      <text:p text:style-name="P475">esxcli system shell set --enabled=false.</text:p>
      <text:p text:style-name="P476"><text:span text:style-name="T477">8. В случае невозможности исключения доступа к виртуально</text:span><text:span text:style-name="T478">й инфраструктуре органа (организации) привилегированных пользователей</text:span><text:span text:style-name="T479"><text:line-break/>по протоколу удаленного доступа SSH, организовать аутентификацию<text:s/></text:span><text:soft-page-break/><text:span text:style-name="T480">пользователей по SSH-ключам, а также настроить ограничение времени такого доступа.</text:span></text:p>
      <text:p text:style-name="P481">Настройка ограничения времени доступа<text:s/>по протоколу удаленного доступа SSH может быть осуществлена с использованием пользовательского интерфейса консоли «Direct Console User Interface (DCUI)» и веб-клиента vSphere.</text:p>
      <text:p text:style-name="P482">8.1 Для настройки ограничения времени доступа SSH с использованием пользовательского интерфейса консоли «DCUI» необходимо выполнить следующие действия:</text:p>
      <text:p text:style-name="P483">открыть пользовательский интерфейс «DCUI»;</text:p>
      <text:p text:style-name="P484">выбрать Customize System/View Logs путем нажатия клавиши «F2»;</text:p>
      <text:p text:style-name="P485">выбрать раздел «Troubleshooting Options» путем нажатия клавиши «Enter»;</text:p>
      <text:p text:style-name="P486">выбрать раздел «Modify ESXi Shell and SSH timeout» путем нажатия клавиши «Enter»;</text:p>
      <text:p text:style-name="P487">установить необходимое значение ограничения времени доступа в минутах.</text:p>
      <text:p text:style-name="P488">Справочно: для осуществления указанной настройки необходимо предварительно отключить ESXi Shell и SSH-службы.</text:p>
      <text:p text:style-name="P489">8.2 Для настройки ограничения времени доступа SSH с использованием<text:line-break/>веб-клиента vSphere необходимо выполнить следующие действия:</text:p>
      <text:p text:style-name="P490">подключиться к веб-клиенту vSphere;</text:p>
      <text:p text:style-name="P491">выбрать необходимый узел;</text:p>
      <text:p text:style-name="P492">в разделе «Configuration» выбрать «Advanced Settings»;</text:p>
      <text:p text:style-name="P493">установить параметру «UserVars.ESXiShellTimeOut» необходимое значение ограничения времени доступа в минутах;</text:p>
      <text:soft-page-break/>
      <text:p text:style-name="P494">установить параметру «UserVars.ESXiShellInteractiveTimeOut» необходимое значение ограничения времени доступа в минутах.</text:p>
      <text:p text:style-name="P495">Кроме того, необходимо настроить ограничения времени доступа<text:line-break/>к пользовательскому интерфейсу консоли «DCUI», выполнив следующие действия:</text:p>
      <text:p text:style-name="P496">подключиться к веб-клиенту vSphere;</text:p>
      <text:p text:style-name="P497"><text:span text:style-name="T498">выбрать</text:span><text:span text:style-name="T499"><text:s/></text:span><text:span text:style-name="T500">необходимый</text:span><text:span text:style-name="T501"><text:s/></text:span><text:span text:style-name="T502">узел</text:span><text:span text:style-name="T503">;</text:span></text:p>
      <text:p text:style-name="P504"><text:span text:style-name="T505">перейти</text:span><text:span text:style-name="T506"><text:s/></text:span><text:span text:style-name="T507">в</text:span><text:span text:style-name="T508"><text:s/></text:span><text:span text:style-name="T509">разделы</text:span><text:span text:style-name="T510"><text:s/>«Configure/Manage» - «Settings» - «System» - «Advanced System<text:s/></text:span><text:span text:style-name="T511">Settings»;</text:span></text:p>
      <text:p text:style-name="P512">установить параметру «UserVars.DCUITimeOut» необходимое значение ограничения времени доступа в минутах.</text:p>
      <text:p text:style-name="P513">9. Ограничить использование службы VMware Network API, выполнив следующие действия:</text:p>
      <text:p text:style-name="P514">подключиться к веб-клиенту vSphere;</text:p>
      <text:p text:style-name="P515">выбрать необходимый узел;</text:p>
      <text:p text:style-name="P516">перейти в разделы «Configuretion» - «Advanced Settings» - «Net»;</text:p>
      <text:p text:style-name="P517"><text:span text:style-name="T518">если на выбранном узле не используются сетевые устройства безопасности, работающие на базе DVFilter, то</text:span><text:span text:style-name="T519"><text:s/>у</text:span><text:span text:style-name="T520">становить параметру Net.DVFilterBindIpAddress пустое значение</text:span><text:span text:style-name="T521">;</text:span></text:p>
      <text:p text:style-name="P522"><text:span text:style-name="T523">если на выбранном<text:s/></text:span><text:span text:style-name="T524">узле используются сетевые устройства безопасности, работающие на базе DVFilter, то</text:span><text:span text:style-name="T525"><text:s/>у</text:span><text:span text:style-name="T526">становить параметру Net.DVFilterBindIpAddress соответствующий IP-адрес сетевого устройства.</text:span></text:p>
      <text:p text:style-name="P527"><text:span text:style-name="T528">Справочно: указанную настройку необходимо осуществить для каждого узла ESXi.</text:span></text:p>
      <text:soft-page-break/>
      <text:p text:style-name="P529">10. Заблокировать возможность установки программных пакетов (Vmware Installation Bundles) на хосты ESXi с помощью настройки строгой проверки подписи.</text:p>
      <text:p text:style-name="P530">Для настройки строгой проверки подписи программных пакетов (Vmware Installation Bundles) необходимо выполнить следующие действия:</text:p>
      <text:p text:style-name="P531">открыть консоль «ESXi Shell», в которой доступна команда «esxcli», например, в vCLI или непосредственно на хосте ESXi;</text:p>
      <text:p text:style-name="P532"><text:span text:style-name="T533">выполнить</text:span><text:span text:style-name="T534"><text:s/></text:span><text:span text:style-name="T535">команду</text:span><text:span text:style-name="T536"><text:s/></text:span><text:span text:style-name="T537">esxcli software acceptance set —level=VMwareCertified.</text:span></text:p>
      <text:p text:style-name="P538">Кроме того, необходимо осуществлять<text:s/>проверку целостности программных пакетов (Vmware Installation Bundles) с использованием контрольных сумм.</text:p>
      <text:p text:style-name="P539">11. Ограничить (по возможности) использование в виртуальной инфраструктуре служб HTTPS (порт 443), клиента vSphere для консоли<text:line-break/>(порт 902 TCP/UDP) и vMotion (TCP 8000).</text:p>
      <text:p text:style-name="P540">12. Осуществлять регулярные обновления программного обеспечения VMware в соответствии с Методикой тестирования обновлений безопасности программных, программно-аппаратных средств, утвержденной ФСТЭК России<text:line-break/>28 октября 2022 г., а также Методикой оценки уровня критичности уязвимостей программных, программно-аппаратных средств, утвержденной ФСТЭК России<text:line-break/>30 июня 2025 г. (https://fstec.ru/dokumenty/vse-dokumenty/spetsialnye-normativnye-dokumenty).</text:p>
      <text:p text:style-name="P541">13. Осуществлять работы в виртуальной инфраструктуре под учетными записями, имеющими минимально необходимые привилегии.</text:p>
      <text:p text:style-name="P542">14. Обеспечить регулярную смену паролей привилегированных пользователей виртуальной инфраструктуры.</text:p>
      <text:soft-page-break/>
      <text:p text:style-name="P543"><text:span text:style-name="T544">15. Осуществить настройку безопасной загрузки и принудительного использования безопа</text:span><text:span text:style-name="T545">сного режима в ESXi.</text:span></text:p>
      <text:p text:style-name="P546"><text:span text:style-name="T547">Для настройки безопасной загрузки и принудительного использования безопасного режима<text:s/></text:span><text:span text:style-name="T548">ESXi</text:span><text:span text:style-name="T549"><text:s/>необходимо выполнить следующие действия:</text:span></text:p>
      <text:p text:style-name="P550"><text:span text:style-name="T551">открыть консоль ESXi Shell, в которой доступна команда «esxcli», например,</text:span><text:span text:style-name="T552"><text:line-break/>в vCLI или непосредственно на</text:span><text:span text:style-name="T553"><text:s/>хосте ESXi;</text:span></text:p>
      <text:p text:style-name="P554"><text:span text:style-name="T555">выполнить</text:span><text:span text:style-name="T556"><text:s/></text:span><text:span text:style-name="T557">следующую</text:span><text:span text:style-name="T558"><text:s/></text:span><text:span text:style-name="T559">команду</text:span><text:span text:style-name="T560"><text:s/></text:span><text:span text:style-name="T561">esxcli system settings encryption get</text:span><text:span text:style-name="T562">;</text:span></text:p>
      <text:p text:style-name="P563"><text:span text:style-name="T564">ответ, который должен быть отображен:</text:span></text:p>
      <text:p text:style-name="P565"><text:span text:style-name="T566">Mode: TPM</text:span></text:p>
      <text:p text:style-name="P567"><text:span text:style-name="T568">Require Executables Only From Installed VIBs: false</text:span></text:p>
      <text:p text:style-name="P569"><text:span text:style-name="T570">Require Secure Boot: true;</text:span></text:p>
      <text:p text:style-name="P571"><text:span text:style-name="T572">если</text:span><text:span text:style-name="T573"><text:s/></text:span><text:span text:style-name="T574">в</text:span><text:span text:style-name="T575"><text:s/></text:span><text:span text:style-name="T576">графе</text:span><text:span text:style-name="T577"><text:s/></text:span><text:span text:style-name="T578">«</text:span><text:span text:style-name="T579">Require</text:span><text:span text:style-name="T580"><text:s/></text:span><text:span text:style-name="T581">Secure</text:span><text:span text:style-name="T582"><text:s/></text:span><text:span text:style-name="T583">Boot</text:span><text:span text:style-name="T584">»<text:s/></text:span><text:span text:style-name="T585">стоит</text:span><text:span text:style-name="T586"><text:s/></text:span><text:span text:style-name="T587">значение</text:span><text:span text:style-name="T588"><text:s/></text:span><text:span text:style-name="T589">true</text:span><text:span text:style-name="T590"><text:s/>–<text:s/></text:span><text:span text:style-name="T591">настройка</text:span><text:span text:style-name="T592"><text:s/></text:span><text:span text:style-name="T593">произведена</text:span><text:span text:style-name="T594">;</text:span></text:p>
      <text:p text:style-name="P595"><text:span text:style-name="T596">если в графе<text:s/></text:span><text:span text:style-name="T597">«</text:span><text:span text:style-name="T598">Require</text:span><text:span text:style-name="T599"><text:s/></text:span><text:span text:style-name="T600">Secure</text:span><text:span text:style-name="T601"><text:s/></text:span><text:span text:style-name="T602">Boot</text:span><text:span text:style-name="T603">» стоит значение<text:s/></text:span><text:span text:style-name="T604">false</text:span><text:span text:style-name="T605"><text:s/>–<text:s/></text:span><text:span text:style-name="T606">настройка</text:span><text:span text:style-name="T607"><text:line-break/>не произведена;</text:span></text:p>
      <text:p text:style-name="P608"><text:span text:style-name="T609">если в графе<text:s/></text:span><text:span text:style-name="T610">«</text:span><text:span text:style-name="T611">Require</text:span><text:span text:style-name="T612"><text:s/></text:span><text:span text:style-name="T613">Secure</text:span><text:span text:style-name="T614"><text:s/></text:span><text:span text:style-name="T615">Boot</text:span><text:span text:style-name="T616">» стоит значение<text:s/></text:span><text:span text:style-name="T617">none</text:span><text:span text:style-name="T618"><text:s/>– необходимо<text:s/></text:span><text:span text:style-name="T619">выполнить команду<text:s/></text:span><text:span text:style-name="T620">esxcli</text:span><text:span text:style-name="T621"><text:s/></text:span><text:span text:style-name="T622">system</text:span><text:span text:style-name="T623"><text:s/></text:span><text:span text:style-name="T624">settings</text:span><text:span text:style-name="T625"><text:s/></text:span><text:span text:style-name="T626">encryption</text:span><text:span text:style-name="T627"><text:s/></text:span><text:span text:style-name="T628">set</text:span><text:span text:style-name="T629"><text:s/>–</text:span><text:span text:style-name="T630">mode</text:span><text:span text:style-name="T631">=</text:span><text:span text:style-name="T632">TPM</text:span><text:span text:style-name="T633">.</text:span></text:p>
      <text:p text:style-name="P634"><text:span text:style-name="T635">Для<text:s/></text:span><text:span text:style-name="T636">включения безопасной загрузки необходимо выполнить следующие команды:</text:span></text:p>
      <text:p text:style-name="P637"><text:span text:style-name="T638">отключить</text:span><text:span text:style-name="T639"><text:s/></text:span><text:span text:style-name="T640">хост</text:span><text:span text:style-name="T641"><text:s/>ESXi;</text:span></text:p>
      <text:p text:style-name="P642"><text:span text:style-name="T643">ввести</text:span><text:span text:style-name="T644"><text:s/></text:span><text:span text:style-name="T645">команду</text:span><text:span text:style-name="T646"><text:s/></text:span><text:span text:style-name="T647">esxcli system settings encryption set –require-secure-boot=T;</text:span></text:p>
      <text:p text:style-name="P648"><text:span text:style-name="T649">перезапустить</text:span><text:span text:style-name="T650"><text:s/></text:span><text:span text:style-name="T651">хост</text:span><text:span text:style-name="T652"><text:s/></text:span><text:span text:style-name="T653">ESXi;</text:span></text:p>
      <text:soft-page-break/>
      <text:p text:style-name="P654"><text:span text:style-name="T655">проверить</text:span><text:span text:style-name="T656"><text:s/></text:span><text:span text:style-name="T657">изменения</text:span><text:span text:style-name="T658"><text:s/></text:span><text:span text:style-name="T659">командой</text:span><text:span text:style-name="T660"><text:s/></text:span><text:span text:style-name="T661">esxcli</text:span><text:span text:style-name="T662"><text:s/></text:span><text:span text:style-name="T663">system</text:span><text:span text:style-name="T664"><text:s/></text:span><text:span text:style-name="T665">settings</text:span><text:span text:style-name="T666"><text:s/></text:span><text:span text:style-name="T667">encryption</text:span><text:span text:style-name="T668"><text:s/></text:span><text:span text:style-name="T669">get</text:span><text:span text:style-name="T670"><text:line-break/></text:span><text:span text:style-name="T671">и</text:span><text:span text:style-name="T672"><text:s/></text:span><text:span text:style-name="T673">убедиться</text:span><text:span text:style-name="T674">,<text:s/></text:span><text:span text:style-name="T675">что</text:span><text:span text:style-name="T676"><text:s/></text:span><text:span text:style-name="T677">в</text:span><text:span text:style-name="T678"><text:s/></text:span><text:span text:style-name="T679">графе</text:span><text:span text:style-name="T680"><text:s/></text:span><text:span text:style-name="T681">«</text:span><text:span text:style-name="T682">Require</text:span><text:span text:style-name="T683"><text:s/></text:span><text:span text:style-name="T684">Secure</text:span><text:span text:style-name="T685"><text:s/></text:span><text:span text:style-name="T686">Boot</text:span><text:span text:style-name="T687">»<text:s/></text:span><text:span text:style-name="T688">установлено</text:span><text:span text:style-name="T689"><text:s/></text:span><text:span text:style-name="T690">true;</text:span></text:p>
      <text:p text:style-name="P691"><text:span text:style-name="T692">если</text:span><text:span text:style-name="T693"><text:s/></text:span><text:span text:style-name="T694">в</text:span><text:span text:style-name="T695"><text:s/></text:span><text:span text:style-name="T696">графе</text:span><text:span text:style-name="T697"><text:s/></text:span><text:span text:style-name="T698">«</text:span><text:span text:style-name="T699">Require</text:span><text:span text:style-name="T700"><text:s/></text:span><text:span text:style-name="T701">Executables</text:span><text:span text:style-name="T702"><text:s/></text:span><text:span text:style-name="T703">Only</text:span><text:span text:style-name="T704"><text:s/></text:span><text:span text:style-name="T705">From</text:span><text:span text:style-name="T706"><text:s/></text:span><text:span text:style-name="T707">Installed</text:span><text:span text:style-name="T708"><text:s/></text:span><text:span text:style-name="T709">VIBs</text:span><text:span text:style-name="T710">»</text:span><text:span text:style-name="T711"><text:s/>-<text:s/></text:span><text:span text:style-name="T712">стоит</text:span><text:span text:style-name="T713"><text:s/></text:span><text:span text:style-name="T714">значение</text:span><text:span text:style-name="T715"><text:s/></text:span><text:span text:style-name="T716">true</text:span><text:span text:style-name="T717"><text:s/>–<text:s/></text:span><text:span text:style-name="T718">настройка</text:span><text:span text:style-name="T719"><text:s/></text:span><text:span text:style-name="T720">произведена</text:span><text:span text:style-name="T721">;</text:span></text:p>
      <text:p text:style-name="P722"><text:span text:style-name="T723">если</text:span><text:span text:style-name="T724"><text:s/></text:span><text:span text:style-name="T725">в</text:span><text:span text:style-name="T726"><text:s/></text:span><text:span text:style-name="T727">графе</text:span><text:span text:style-name="T728"><text:s/></text:span><text:span text:style-name="T729">«</text:span><text:span text:style-name="T730">Require</text:span><text:span text:style-name="T731"><text:s/></text:span><text:span text:style-name="T732">Executables</text:span><text:span text:style-name="T733"><text:s/></text:span><text:span text:style-name="T734">Only</text:span><text:span text:style-name="T735"><text:s/></text:span><text:span text:style-name="T736">From</text:span><text:span text:style-name="T737"><text:s/></text:span><text:span text:style-name="T738">Installed</text:span><text:span text:style-name="T739"><text:s/></text:span><text:span text:style-name="T740">VIBs</text:span><text:span text:style-name="T741">»</text:span><text:span text:style-name="T742"><text:s/>-<text:s/></text:span><text:span text:style-name="T743">стоит</text:span><text:span text:style-name="T744"><text:s/></text:span><text:span text:style-name="T745">значение</text:span><text:span text:style-name="T746"><text:s/></text:span><text:span text:style-name="T747">false</text:span><text:span text:style-name="T748"><text:s/>–<text:s/></text:span><text:span text:style-name="T749">настройка</text:span><text:span text:style-name="T750"><text:s/></text:span><text:span text:style-name="T751">не</text:span><text:span text:style-name="T752"><text:s/></text:span><text:span text:style-name="T753">произведена</text:span><text:span text:style-name="T754">.</text:span></text:p>
      <text:p text:style-name="P755"><text:span text:style-name="T756">Для включения принудительного использования безопасного режима необходимо выполнить следующие команды:</text:span></text:p>
      <text:p text:style-name="P757"><text:span text:style-name="T758">отключить</text:span><text:span text:style-name="T759"><text:s/></text:span><text:span text:style-name="T760">хост</text:span><text:span text:style-name="T761"><text:s/>ESXi;</text:span></text:p>
      <text:p text:style-name="P762"><text:span text:style-name="T763">выполнить</text:span><text:span text:style-name="T764"><text:s/></text:span><text:span text:style-name="T765">команду</text:span><text:span text:style-name="T766"><text:s/></text:span><text:span text:style-name="T767">esxcli system settings kernel set -s execInstalledOnly</text:span><text:span text:style-name="T768"><text:line-break/>-v TRUE;</text:span></text:p>
      <text:p text:style-name="P769"><text:span text:style-name="T770">перезапустить</text:span><text:span text:style-name="T771"><text:s/></text:span><text:span text:style-name="T772">хост</text:span><text:span text:style-name="T773"><text:s/>ESXi;</text:span></text:p>
      <text:p text:style-name="P774"><text:span text:style-name="T775">выполнить</text:span><text:span text:style-name="T776"><text:s/></text:span><text:span text:style-name="T777">команду</text:span><text:span text:style-name="T778"><text:s/></text:span><text:span text:style-name="T779">esxcli system settings encryption set –require-exec-installed-only=T;</text:span></text:p>
      <text:p text:style-name="P780"><text:span text:style-name="T781">проверить</text:span><text:span text:style-name="T782"><text:s/></text:span><text:span text:style-name="T783">изменения</text:span><text:span text:style-name="T784"><text:s/></text:span><text:span text:style-name="T785">командой</text:span><text:span text:style-name="T786"><text:s/></text:span><text:span text:style-name="T787">esxcli system settings encryption get</text:span><text:span text:style-name="T788"><text:line-break/></text:span><text:span text:style-name="T789">и</text:span><text:span text:style-name="T790"><text:s/></text:span><text:span text:style-name="T791">убедиться</text:span><text:span text:style-name="T792">,<text:s/></text:span><text:span text:style-name="T793">что</text:span><text:span text:style-name="T794"><text:s/></text:span><text:span text:style-name="T795">в</text:span><text:span text:style-name="T796"><text:s/></text:span><text:span text:style-name="T797">графе</text:span><text:span text:style-name="T798"><text:s/></text:span><text:span text:style-name="T799">«Require Executables Only From Installed VIBs»<text:s/></text:span><text:span text:style-name="T800">установлено</text:span><text:span text:style-name="T801"><text:s/>true.</text:span></text:p>
      <text:p text:style-name="P802"><text:span text:style-name="T803">16. Активировать флаг «execInstalledOnly» на всех хостах ESXi</text:span><text:span text:style-name="T804"><text:line-break/>в виртуальной среде для блокировки запуска любого неподписанного кода</text:span><text:span text:style-name="T805"><text:line-break/>на хосте ESXi.</text:span></text:p>
      <text:p text:style-name="P806"><text:span text:style-name="T807">17. Обеспечить корректную настройку политик безопасности Portgroup для каждой группы портов на виртуальном<text:s/></text:span><text:span text:style-name="T808">коммутаторе с использованием vSphere Web Client путем выполнения следующих действий:</text:span></text:p>
      <text:p text:style-name="P809"><text:span text:style-name="T810">перейти</text:span><text:span text:style-name="T811"><text:s/></text:span><text:span text:style-name="T812">в</text:span><text:span text:style-name="T813"><text:s/></text:span><text:span text:style-name="T814">разделы</text:span><text:span text:style-name="T815"><text:s/>«Configure/Manage» - «Settings» - «Policies»;</text:span></text:p>
      <text:p text:style-name="P816"><text:span text:style-name="T817">выбрать</text:span><text:span text:style-name="T818"><text:s/>«Edit»<text:s/></text:span><text:span text:style-name="T819">и</text:span><text:span text:style-name="T820"><text:s/></text:span><text:span text:style-name="T821">в</text:span><text:span text:style-name="T822"><text:s/></text:span><text:span text:style-name="T823">разделе</text:span><text:span text:style-name="T824"><text:s/>«Security»<text:s/></text:span><text:span text:style-name="T825">установить</text:span><text:span text:style-name="T826"><text:s/></text:span><text:span text:style-name="T827">для</text:span><text:span text:style-name="T828"><text:s/></text:span><text:span text:style-name="T829">политик</text:span><text:span text:style-name="T830"><text:s/>«Forged transmits», «MAC Address Changes», «Pr</text:span><text:span text:style-name="T831">omiscuous Mode»<text:s/></text:span><text:span text:style-name="T832">значение</text:span><text:span text:style-name="T833"><text:s/>«Reject».</text:span></text:p>
      <text:soft-page-break/>
      <text:p text:style-name="P834"><text:span text:style-name="T835">18. Выделить наиболее критичные компоненты виртуальной инфраструктуры в отдельный сегмент от других ресурсов и серверов органа (организации)</text:span><text:span text:style-name="T836"><text:line-break/>с использованием межсетевого экрана.</text:span></text:p>
      <text:p text:style-name="P837"><text:span text:style-name="T838">19. Организовать на уровне сетевых средств<text:s/></text:span><text:span text:style-name="T839">защиты доступ к хостам ESXi, используя схему доступа по «черным» или «белым» спискам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PT Astra Serif" svg:font-family="PT Astra Serif" style:font-family-generic="roman"/>
    <style:font-face style:name="Calibri" svg:font-family="Calibri" style:font-family-generic="swiss" style:font-pitch="variable" svg:panose-1="2 15 5 2 2 2 4 3 2 4"/>
    <style:font-face style:name="Times New Rom愀渀" svg:font-family="Times New Rom愀渀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ru" style:country-complex="RU" style:text-combine="none" fo:hyphenate="true"/>
    </style:default-style>
    <style:style style:name="Заголовок1" style:display-name="Заголовок 1" style:family="paragraph" style:parent-style-name="Заголовок" style:next-style-name="Краснаястрока" style:default-outline-level="1">
      <style:paragraph-properties fo:margin-bottom="0in"/>
      <style:text-properties fo:hyphenate="false"/>
    </style:style>
    <style:style style:name="Заголовок2" style:display-name="Заголовок 2" style:family="paragraph" style:parent-style-name="Заголовок" style:next-style-name="Основнойтекст" style:default-outline-level="2">
      <style:paragraph-properties fo:margin-bottom="0in"/>
      <style:text-properties fo:hyphenate="false"/>
    </style:style>
    <style:style style:name="Заголовок3" style:display-name="Заголовок 3" style:family="paragraph" style:parent-style-name="Заголовок" style:next-style-name="Основнойтекст" style:default-outline-level="3">
      <style:paragraph-properties fo:margin-bottom="0in"/>
      <style:text-properties fo:hyphenate="false"/>
    </style:style>
    <style:style style:name="Заголовок4" style:display-name="Заголовок 4" style:family="paragraph" style:parent-style-name="Заголовок" style:next-style-name="Основнойтекст" style:default-outline-level="4">
      <style:paragraph-properties fo:margin-bottom="0in"/>
      <style:text-properties fo:hyphenate="false"/>
    </style:style>
    <style:style style:name="Заголовок5" style:display-name="Заголовок 5" style:family="paragraph" style:parent-style-name="Заголовок" style:next-style-name="Основнойтекст" style:default-outline-level="5">
      <style:paragraph-properties fo:margin-bottom="0in"/>
      <style:text-properties fo:hyphenate="false"/>
    </style:style>
    <style:style style:name="Заголовок6" style:display-name="Заголовок 6" style:family="paragraph" style:parent-style-name="Заголовок" style:next-style-name="Основнойтекст" style:default-outline-level="6">
      <style:text-properties fo:hyphenate="false"/>
    </style:style>
    <style:style style:name="Заголовок7" style:display-name="Заголовок 7" style:family="paragraph" style:parent-style-name="Заголовок" style:next-style-name="Основнойтекст" style:default-outline-level="7">
      <style:paragraph-properties fo:margin-bottom="0in"/>
      <style:text-properties fo:hyphenate="false"/>
    </style:style>
    <style:style style:name="Заголовок8" style:display-name="Заголовок 8" style:family="paragraph" style:parent-style-name="Заголовок" style:next-style-name="Основнойтекст" style:default-outline-level="8">
      <style:paragraph-properties fo:margin-bottom="0in"/>
      <style:text-properties fo:hyphenate="false"/>
    </style:style>
    <style:style style:name="Заголовок9" style:display-name="Заголовок 9" style:family="paragraph" style:parent-style-name="Заголовок" style:next-style-name="Основнойтекст" style:default-outline-level="9">
      <style:paragraph-properties fo:margin-bottom="0in"/>
      <style:text-properties fo:hyphenate="false"/>
    </style:style>
    <style:style style:name="Обычный" style:display-name="Обычный" style:family="paragraph">
      <style:paragraph-properties fo:widows="0" fo:orphans="0"/>
      <style:text-properties fo:hyphenate="false"/>
    </style:style>
    <style:style style:name="Основнойшрифтабзаца" style:display-name="Основной шрифт абзаца" style:family="text"/>
    <style:style style:name="Символнумерации" style:display-name="Символ нумерации" style:family="text"/>
    <style:style style:name="Маркеры" style:display-name="Маркеры" style:family="text">
      <style:text-properties style:font-name="OpenSymbol" style:font-name-asian="OpenSymbol" style:font-name-complex="OpenSymbol"/>
    </style:style>
    <style:style style:name="Символсноски" style:display-name="Символ сноски" style:family="text"/>
    <style:style style:name="Привязкасноски" style:display-name="Привязка сноски" style:family="text">
      <style:text-properties style:text-position="super 66.6%"/>
    </style:style>
    <style:style style:name="Номерстраницы" style:display-name="Номер страницы" style:family="text"/>
    <style:style style:name="Символыназвания" style:display-name="Символы названия" style:family="text"/>
    <style:style style:name="Буквица" style:display-name="Буквица" style:family="text"/>
    <style:style style:name="Интернет-ссылка" style:display-name="Интернет-ссылка" style:family="text">
      <style:text-properties fo:color="#000080" style:text-underline-type="single" style:text-underline-style="solid" style:text-underline-width="auto" style:text-underline-mode="continuous"/>
    </style:style>
    <style:style style:name="Посещённаягиперссылка" style:display-name="Посещённая гиперссылка" style:family="text">
      <style:text-properties fo:color="#800000" style:text-underline-type="single" style:text-underline-style="solid" style:text-underline-width="auto" style:text-underline-mode="continuous"/>
    </style:style>
    <style:style style:name="Заполнитель" style:display-name="Заполнитель" style:family="text">
      <style:text-properties fo:font-variant="small-caps" fo:color="#008080" style:text-underline-type="single" style:text-underline-style="dotted" style:text-underline-width="auto" style:text-underline-mode="continuous"/>
    </style:style>
    <style:style style:name="Ссылкауказателя" style:display-name="Ссылка указателя" style:family="text"/>
    <style:style style:name="Символконцевойсноски" style:display-name="Символ концевой сноски" style:family="text"/>
    <style:style style:name="Нумерациястрок" style:display-name="Нумерация строк" style:family="text"/>
    <style:style style:name="Основнойэлементуказателя" style:display-name="Основной элемент указателя" style:family="text">
      <style:text-properties fo:font-weight="bold" style:font-weight-asian="bold" style:font-weight-complex="bold"/>
    </style:style>
    <style:style style:name="Привязкаконцевойсноски" style:display-name="Привязка концевой сноски" style:family="text">
      <style:text-properties style:text-position="super 66.6%"/>
    </style:style>
    <style:style style:name="Фуригана" style:display-name="Фуригана" style:family="text">
      <style:text-properties fo:font-size="6pt" style:font-size-asian="6pt" style:font-size-complex="6pt" style:text-underline-type="none" style:text-emphasize="none"/>
    </style:style>
    <style:style style:name="Вертикальноенаправлениесимволов" style:display-name="Вертикальное направление символов" style:family="text">
      <style:text-properties style:text-combine="none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Цитата1" style:display-name="Цитата1" style:family="text">
      <style:text-properties fo:font-style="italic" style:font-style-asian="italic" style:font-style-complex="italic"/>
    </style:style>
    <style:style style:name="Выделениежирным" style:display-name="Выделение жирным" style:family="text">
      <style:text-properties fo:font-weight="bold" style:font-weight-asian="bold" style:font-weight-complex="bold"/>
    </style:style>
    <style:style style:name="Исходныйтекст" style:display-name="Исходный текст" style:family="text">
      <style:text-properties style:font-name="Liberation Mono" style:font-name-asian="Liberation Mono" style:font-name-complex="Liberation Mono"/>
    </style:style>
    <style:style style:name="Пример" style:display-name="Пример" style:family="text">
      <style:text-properties style:font-name="Liberation Mono" style:font-name-asian="Liberation Mono" style:font-name-complex="Liberation Mono"/>
    </style:style>
    <style:style style:name="Вводпользователя" style:display-name="Ввод пользователя" style:family="text">
      <style:text-properties style:font-name="Liberation Mono" style:font-name-asian="Liberation Mono" style:font-name-complex="Liberation Mono"/>
    </style:style>
    <style:style style:name="Переменная" style:display-name="Переменная" style:family="text">
      <style:text-properties fo:font-style="italic" style:font-style-asian="italic" style:font-style-complex="italic"/>
    </style:style>
    <style:style style:name="Определение" style:display-name="Определение" style:family="text"/>
    <style:style style:name="Непропорциональныйтекст" style:display-name="Непропорциональный текст" style:family="text">
      <style:text-properties style:font-name="Liberation Mono" style:font-name-asian="Liberation Mono" style:font-name-complex="Liberation Mono"/>
    </style:style>
    <style:style style:name="Заголовок" style:display-name="Заголовок" style:family="paragraph" style:parent-style-name="Обычный" style:next-style-name="Краснаястрока">
      <style:paragraph-properties fo:margin-bottom="0.118in"/>
      <style:text-properties fo:font-weight="bold" style:font-weight-asian="bold" fo:hyphenate="false"/>
    </style:style>
    <style:style style:name="Основнойтекст" style:display-name="Основной текст" style:family="paragraph" style:parent-style-name="Обычный">
      <style:paragraph-properties fo:text-align="justify"/>
      <style:text-properties fo:hyphenate="false"/>
    </style:style>
    <style:style style:name="Список" style:display-name="Список" style:family="paragraph" style:parent-style-name="Основнойтекст">
      <style:text-properties fo:hyphenate="false"/>
    </style:style>
    <style:style style:name="Названиеобъекта" style:display-name="Название объекта" style:family="paragraph" style:parent-style-name="Обычный">
      <style:text-properties fo:font-size="14pt" style:font-size-asian="14pt" fo:hyphenate="false"/>
    </style:style>
    <style:style style:name="Указатель" style:display-name="Указатель" style:family="paragraph" style:parent-style-name="Заголовок">
      <style:text-properties fo:hyphenate="false"/>
    </style:style>
    <style:style style:name="Блочнаяцитата" style:display-name="Блочная цитата" style:family="paragraph" style:parent-style-name="Обычный">
      <style:text-properties fo:hyphenate="false"/>
    </style:style>
    <style:style style:name="Подзаголовок" style:display-name="Подзаголовок" style:family="paragraph" style:parent-style-name="Обычный" style:next-style-name="Краснаястрока">
      <style:paragraph-properties fo:text-align="justify" fo:margin-left="0.4923in">
        <style:tab-stops/>
      </style:paragraph-properties>
      <style:text-properties fo:font-weight="bold" style:font-weight-asian="bold" fo:hyphenate="false"/>
    </style:style>
    <style:style style:name="Краснаястрока" style:display-name="Красная строка" style:family="paragraph" style:parent-style-name="Обычный">
      <style:paragraph-properties fo:text-align="justify" fo:text-indent="0.4923in"/>
      <style:text-properties fo:hyphenate="false"/>
    </style:style>
    <style:style style:name="Обратныйотступ" style:display-name="Обратный отступ" style:family="paragraph" style:parent-style-name="Основнойтекст">
      <style:paragraph-properties>
        <style:tab-stops>
          <style:tab-stop style:type="left" style:position="0in"/>
        </style:tab-stops>
      </style:paragraph-properties>
      <style:text-properties fo:hyphenate="false"/>
    </style:style>
    <style:style style:name="Основнойтекстсотступом" style:display-name="Основной текст с отступом" style:family="paragraph" style:parent-style-name="Основнойтекст">
      <style:text-properties fo:hyphenate="false"/>
    </style:style>
    <style:style style:name="Приветствие" style:display-name="Приветствие" style:family="paragraph" style:parent-style-name="Обычный">
      <style:text-properties fo:hyphenate="false"/>
    </style:style>
    <style:style style:name="Подпись" style:display-name="Подпись" style:family="paragraph" style:parent-style-name="Обычный">
      <style:paragraph-properties>
        <style:tab-stops>
          <style:tab-stop style:type="right" style:position="22in"/>
        </style:tab-stops>
      </style:paragraph-properties>
      <style:text-properties fo:hyphenate="false"/>
    </style:style>
    <style:style style:name="Отступы" style:display-name="Отступы" style:family="paragraph" style:parent-style-name="Основнойтекст">
      <style:paragraph-properties>
        <style:tab-stops>
          <style:tab-stop style:type="left" style:position="0in"/>
        </style:tab-stops>
      </style:paragraph-properties>
      <style:text-properties fo:hyphenate="false"/>
    </style:style>
    <style:style style:name="Текстпримечания" style:display-name="Текст примечания" style:family="paragraph" style:parent-style-name="Основнойтекст">
      <style:text-properties fo:hyphenate="false"/>
    </style:style>
    <style:style style:name="Заголовок10" style:display-name="Заголовок 10" style:family="paragraph" style:parent-style-name="Заголовок" style:next-style-name="Основнойтекст">
      <style:paragraph-properties fo:margin-bottom="0in"/>
      <style:text-properties fo:hyphenate="false"/>
    </style:style>
    <style:style style:name="Началонумерованногосписка1" style:display-name="Начало нумерованного списка 1" style:family="paragraph" style:parent-style-name="Список" style:next-style-name="Список3">
      <style:text-properties fo:hyphenate="false"/>
    </style:style>
    <style:style style:name="Список3" style:display-name="Список 3" style:family="paragraph" style:parent-style-name="Список" style:list-style-name="LFO2">
      <style:text-properties fo:hyphenate="false"/>
    </style:style>
    <style:style style:name="Конецнумерованногосписка1" style:display-name="Конец нумерованного списка 1" style:family="paragraph" style:parent-style-name="Список" style:next-style-name="Список3">
      <style:text-properties fo:hyphenate="false"/>
    </style:style>
    <style:style style:name="Продолжениенумерованногосписка1" style:display-name="Продолжение нумерованного списка 1" style:family="paragraph" style:parent-style-name="Список">
      <style:text-properties fo:hyphenate="false"/>
    </style:style>
    <style:style style:name="Началонумерованногосписка2" style:display-name="Начало нумерованного списка 2" style:family="paragraph" style:parent-style-name="Список" style:next-style-name="Нумерованныйсписок2">
      <style:text-properties fo:hyphenate="false"/>
    </style:style>
    <style:style style:name="Нумерованныйсписок2" style:display-name="Нумерованный список 2" style:family="paragraph" style:parent-style-name="Список">
      <style:text-properties fo:hyphenate="false"/>
    </style:style>
    <style:style style:name="Конецнумерованногосписка2" style:display-name="Конец нумерованного списка 2" style:family="paragraph" style:parent-style-name="Список" style:next-style-name="Нумерованныйсписок2">
      <style:text-properties fo:hyphenate="false"/>
    </style:style>
    <style:style style:name="Продолжениенумерованногосписка2" style:display-name="Продолжение нумерованного списка 2" style:family="paragraph" style:parent-style-name="Список">
      <style:text-properties fo:hyphenate="false"/>
    </style:style>
    <style:style style:name="Началонумерованногосписка3" style:display-name="Начало нумерованного списка 3" style:family="paragraph" style:parent-style-name="Список" style:next-style-name="Нумерованныйсписок3">
      <style:text-properties fo:hyphenate="false"/>
    </style:style>
    <style:style style:name="Нумерованныйсписок3" style:display-name="Нумерованный список 3" style:family="paragraph" style:parent-style-name="Список">
      <style:text-properties fo:hyphenate="false"/>
    </style:style>
    <style:style style:name="Конецнумерованногосписка3" style:display-name="Конец нумерованного списка 3" style:family="paragraph" style:parent-style-name="Список" style:next-style-name="Нумерованныйсписок3">
      <style:text-properties fo:hyphenate="false"/>
    </style:style>
    <style:style style:name="Продолжениенумерованногосписка3" style:display-name="Продолжение нумерованного списка 3" style:family="paragraph" style:parent-style-name="Список">
      <style:text-properties fo:hyphenate="false"/>
    </style:style>
    <style:style style:name="Началонумерованногосписка4" style:display-name="Начало нумерованного списка 4" style:family="paragraph" style:parent-style-name="Список" style:next-style-name="Нумерованныйсписок4">
      <style:text-properties fo:hyphenate="false"/>
    </style:style>
    <style:style style:name="Нумерованныйсписок4" style:display-name="Нумерованный список 4" style:family="paragraph" style:parent-style-name="Список">
      <style:text-properties fo:hyphenate="false"/>
    </style:style>
    <style:style style:name="Конецнумерованногосписка4" style:display-name="Конец нумерованного списка 4" style:family="paragraph" style:parent-style-name="Список" style:next-style-name="Нумерованныйсписок4">
      <style:text-properties fo:hyphenate="false"/>
    </style:style>
    <style:style style:name="Продолжениенумерованногосписка4" style:display-name="Продолжение нумерованного списка 4" style:family="paragraph" style:parent-style-name="Список">
      <style:text-properties fo:hyphenate="false"/>
    </style:style>
    <style:style style:name="Началонумерованногосписка5" style:display-name="Начало нумерованного списка 5" style:family="paragraph" style:parent-style-name="Список" style:next-style-name="Нумерованныйсписок5">
      <style:text-properties fo:hyphenate="false"/>
    </style:style>
    <style:style style:name="Нумерованныйсписок5" style:display-name="Нумерованный список 5" style:family="paragraph" style:parent-style-name="Список">
      <style:text-properties fo:hyphenate="false"/>
    </style:style>
    <style:style style:name="Конецнумерованногосписка5" style:display-name="Конец нумерованного списка 5" style:family="paragraph" style:parent-style-name="Список" style:next-style-name="Нумерованныйсписок5">
      <style:text-properties fo:hyphenate="false"/>
    </style:style>
    <style:style style:name="Продолжениенумерованногосписка5" style:display-name="Продолжение нумерованного списка 5" style:family="paragraph" style:parent-style-name="Список">
      <style:text-properties fo:hyphenate="false"/>
    </style:style>
    <style:style style:name="Список1начало" style:display-name="Список 1 начало" style:family="paragraph" style:parent-style-name="Список" style:next-style-name="Список2">
      <style:text-properties fo:hyphenate="false"/>
    </style:style>
    <style:style style:name="Список2" style:display-name="Список 2" style:family="paragraph" style:parent-style-name="Список" style:list-style-name="LFO3">
      <style:text-properties fo:hyphenate="false"/>
    </style:style>
    <style:style style:name="Список1конец" style:display-name="Список 1 конец" style:family="paragraph" style:parent-style-name="Список" style:next-style-name="Список2">
      <style:text-properties fo:hyphenate="false"/>
    </style:style>
    <style:style style:name="Продолжениесписка" style:display-name="Продолжение списка" style:family="paragraph" style:parent-style-name="Список">
      <style:text-properties fo:hyphenate="false"/>
    </style:style>
    <style:style style:name="Список2начало" style:display-name="Список 2 начало" style:family="paragraph" style:parent-style-name="Список" style:next-style-name="Маркированныйсписок3">
      <style:text-properties fo:hyphenate="false"/>
    </style:style>
    <style:style style:name="Маркированныйсписок3" style:display-name="Маркированный список 3" style:family="paragraph" style:parent-style-name="Список">
      <style:text-properties fo:hyphenate="false"/>
    </style:style>
    <style:style style:name="Список2конец" style:display-name="Список 2 конец" style:family="paragraph" style:parent-style-name="Список" style:next-style-name="Маркированныйсписок3">
      <style:text-properties fo:hyphenate="false"/>
    </style:style>
    <style:style style:name="Продолжениесписка2" style:display-name="Продолжение списка 2" style:family="paragraph" style:parent-style-name="Список">
      <style:text-properties fo:hyphenate="false"/>
    </style:style>
    <style:style style:name="Список3начало" style:display-name="Список 3 начало" style:family="paragraph" style:parent-style-name="Список" style:next-style-name="Маркированныйсписок4">
      <style:text-properties fo:hyphenate="false"/>
    </style:style>
    <style:style style:name="Маркированныйсписок4" style:display-name="Маркированный список 4" style:family="paragraph" style:parent-style-name="Список">
      <style:text-properties fo:hyphenate="false"/>
    </style:style>
    <style:style style:name="Список3конец" style:display-name="Список 3 конец" style:family="paragraph" style:parent-style-name="Список" style:next-style-name="Маркированныйсписок4">
      <style:text-properties fo:hyphenate="false"/>
    </style:style>
    <style:style style:name="Продолжениесписка3" style:display-name="Продолжение списка 3" style:family="paragraph" style:parent-style-name="Список">
      <style:text-properties fo:hyphenate="false"/>
    </style:style>
    <style:style style:name="Список4начало" style:display-name="Список 4 начало" style:family="paragraph" style:parent-style-name="Список" style:next-style-name="Маркированныйсписок5">
      <style:text-properties fo:hyphenate="false"/>
    </style:style>
    <style:style style:name="Маркированныйсписок5" style:display-name="Маркированный список 5" style:family="paragraph" style:parent-style-name="Список">
      <style:text-properties fo:hyphenate="false"/>
    </style:style>
    <style:style style:name="Список4конец" style:display-name="Список 4 конец" style:family="paragraph" style:parent-style-name="Список" style:next-style-name="Маркированныйсписок5">
      <style:text-properties fo:hyphenate="false"/>
    </style:style>
    <style:style style:name="Продолжениесписка4" style:display-name="Продолжение списка 4" style:family="paragraph" style:parent-style-name="Список">
      <style:text-properties fo:hyphenate="false"/>
    </style:style>
    <style:style style:name="Список5начало" style:display-name="Список 5 начало" style:family="paragraph" style:parent-style-name="Список" style:next-style-name="Нумерованныйсписок">
      <style:text-properties fo:hyphenate="false"/>
    </style:style>
    <style:style style:name="Нумерованныйсписок" style:display-name="Нумерованный список" style:family="paragraph" style:parent-style-name="Список">
      <style:text-properties fo:hyphenate="false"/>
    </style:style>
    <style:style style:name="Список5конец" style:display-name="Список 5 конец" style:family="paragraph" style:parent-style-name="Список" style:next-style-name="Нумерованныйсписок">
      <style:text-properties fo:hyphenate="false"/>
    </style:style>
    <style:style style:name="Продолжениесписка5" style:display-name="Продолжение списка 5" style:family="paragraph" style:parent-style-name="Список">
      <style:text-properties fo:hyphenate="false"/>
    </style:style>
    <style:style style:name="Указатель1" style:display-name="Указатель 1" style:family="paragraph" style:parent-style-name="Указатель">
      <style:text-properties fo:hyphenate="false"/>
    </style:style>
    <style:style style:name="Указатель2" style:display-name="Указатель 2" style:family="paragraph" style:parent-style-name="Указатель">
      <style:text-properties fo:hyphenate="false"/>
    </style:style>
    <style:style style:name="Указатель3" style:display-name="Указатель 3" style:family="paragraph" style:parent-style-name="Указатель">
      <style:text-properties fo:hyphenate="false"/>
    </style:style>
    <style:style style:name="Разделительпредметногоуказателя" style:display-name="Разделитель предметного указателя" style:family="paragraph" style:parent-style-name="Указатель">
      <style:text-properties fo:hyphenate="false"/>
    </style:style>
    <style:style style:name="Заголовокоглавления" style:display-name="Заголовок оглавления" style:family="paragraph" style:parent-style-name="Заголовок" style:next-style-name="Оглавление1">
      <style:text-properties fo:hyphenate="false"/>
    </style:style>
    <style:style style:name="Оглавление1" style:display-name="Оглавление 1" style:family="paragraph" style:parent-style-name="Указатель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Оглавление2" style:display-name="Оглавление 2" style:family="paragraph" style:parent-style-name="Указатель">
      <style:paragraph-properties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Оглавление3" style:display-name="Оглавление 3" style:family="paragraph" style:parent-style-name="Указатель">
      <style:paragraph-properties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Оглавление4" style:display-name="Оглавление 4" style:family="paragraph" style:parent-style-name="Указатель">
      <style:paragraph-properties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Оглавление5" style:display-name="Оглавление 5" style:family="paragraph" style:parent-style-name="Указатель">
      <style:paragraph-properties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Заголовокуказателейпользователя" style:display-name="Заголовок указателей пользователя" style:family="paragraph" style:parent-style-name="Заголовок">
      <style:text-properties fo:hyphenate="false"/>
    </style:style>
    <style:style style:name="Указательпользователя1" style:display-name="Указатель пользователя 1" style:family="paragraph" style:parent-style-name="Указатель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Указательпользователя2" style:display-name="Указатель пользователя 2" style:family="paragraph" style:parent-style-name="Указатель">
      <style:paragraph-properties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Указательпользователя3" style:display-name="Указатель пользователя 3" style:family="paragraph" style:parent-style-name="Указатель">
      <style:paragraph-properties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Указательпользователя4" style:display-name="Указатель пользователя 4" style:family="paragraph" style:parent-style-name="Указатель">
      <style:paragraph-properties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Указательпользователя5" style:display-name="Указатель пользователя 5" style:family="paragraph" style:parent-style-name="Указатель">
      <style:paragraph-properties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Оглавление6" style:display-name="Оглавление 6" style:family="paragraph" style:parent-style-name="Указатель">
      <style:paragraph-properties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Оглавление7" style:display-name="Оглавление 7" style:family="paragraph" style:parent-style-name="Указатель">
      <style:paragraph-properties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Оглавление8" style:display-name="Оглавление 8" style:family="paragraph" style:parent-style-name="Указатель">
      <style:paragraph-properties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Оглавление9" style:display-name="Оглавление 9" style:family="paragraph" style:parent-style-name="Указатель">
      <style:paragraph-properties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Оглавление10" style:display-name="Оглавление 10" style:family="paragraph" style:parent-style-name="Указатель">
      <style:paragraph-properties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IllustrationIndex1" style:display-name="Illustration Index 1" style:family="paragraph" style:parent-style-name="Указатель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Заголовокспискаобъектов" style:display-name="Заголовок списка объектов" style:family="paragraph" style:parent-style-name="Заголовок">
      <style:text-properties fo:hyphenate="false"/>
    </style:style>
    <style:style style:name="Списокобъектов1" style:display-name="Список объектов 1" style:family="paragraph" style:parent-style-name="Указатель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Заголовокспискатаблиц" style:display-name="Заголовок списка таблиц" style:family="paragraph" style:parent-style-name="Заголовок">
      <style:text-properties fo:hyphenate="false"/>
    </style:style>
    <style:style style:name="Списоктаблиц1" style:display-name="Список таблиц 1" style:family="paragraph" style:parent-style-name="Указатель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Таблицассылок" style:display-name="Таблица ссылок" style:family="paragraph" style:parent-style-name="Заголовок">
      <style:text-properties fo:hyphenate="false"/>
    </style:style>
    <style:style style:name="Библиография1" style:display-name="Библиография 1" style:family="paragraph" style:parent-style-name="Указатель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Указательпользователя6" style:display-name="Указатель пользователя 6" style:family="paragraph" style:parent-style-name="Указатель">
      <style:paragraph-properties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Указательпользователя7" style:display-name="Указатель пользователя 7" style:family="paragraph" style:parent-style-name="Указатель">
      <style:paragraph-properties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Указательпользователя8" style:display-name="Указатель пользователя 8" style:family="paragraph" style:parent-style-name="Указатель">
      <style:paragraph-properties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Указательпользователя9" style:display-name="Указатель пользователя 9" style:family="paragraph" style:parent-style-name="Указатель">
      <style:paragraph-properties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Указательпользователя10" style:display-name="Указатель пользователя 10" style:family="paragraph" style:parent-style-name="Указатель">
      <style:paragraph-properties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Колонтитул" style:display-name="Колонтитул" style:family="paragraph" style:parent-style-name="Обычный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Обычный">
      <style:paragraph-properties fo:text-align="center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слева" style:display-name="Верхний колонтитул слева" style:family="paragraph" style:parent-style-name="Обычный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справа" style:display-name="Верхний колонтитул справа" style:family="paragraph" style:parent-style-name="Обычный">
      <style:paragraph-properties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 fo:text-align="center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слева" style:display-name="Нижний колонтитул слева" style:family="paragraph" style:parent-style-name="Обычный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справа" style:display-name="Нижний колонтитул справа" style:family="paragraph" style:parent-style-name="Обычный">
      <style:paragraph-properties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Содержимоетаблицы" style:display-name="Содержимое таблицы" style:family="paragraph" style:parent-style-name="Обычный">
      <style:text-properties fo:hyphenate="false"/>
    </style:style>
    <style:style style:name="Заголовоктаблицы" style:display-name="Заголовок таблицы" style:family="paragraph" style:parent-style-name="Содержимоетаблицы">
      <style:paragraph-properties fo:text-align="center"/>
      <style:text-properties fo:font-weight="bold" style:font-weight-asian="bold" fo:hyphenate="false"/>
    </style:style>
    <style:style style:name="Иллюстрация" style:display-name="Иллюстрация" style:family="paragraph" style:parent-style-name="Названиеобъекта">
      <style:text-properties fo:hyphenate="false"/>
    </style:style>
    <style:style style:name="Таблица" style:display-name="Таблица" style:family="paragraph" style:parent-style-name="Названиеобъекта">
      <style:text-properties fo:hyphenate="false"/>
    </style:style>
    <style:style style:name="Текст" style:display-name="Текст" style:family="paragraph" style:parent-style-name="Названиеобъекта">
      <style:text-properties fo:hyphenate="false"/>
    </style:style>
    <style:style style:name="Содержимоеврезки" style:display-name="Содержимое врезки" style:family="paragraph" style:parent-style-name="Обычный">
      <style:text-properties fo:hyphenate="false"/>
    </style:style>
    <style:style style:name="Текстсноски" style:display-name="Текст сноски" style:family="paragraph" style:parent-style-name="Обычный">
      <style:text-properties fo:font-size="14pt" style:font-size-asian="14pt" fo:hyphenate="false"/>
    </style:style>
    <style:style style:name="Адреснаконверте" style:display-name="Адрес на конверте" style:family="paragraph" style:parent-style-name="Обычный">
      <style:text-properties fo:hyphenate="false"/>
    </style:style>
    <style:style style:name="Обратныйадрес2" style:display-name="Обратный адрес 2" style:family="paragraph" style:parent-style-name="Обычный">
      <style:text-properties fo:hyphenate="false"/>
    </style:style>
    <style:style style:name="Текстконцевойсноски" style:display-name="Текст концевой сноски" style:family="paragraph" style:parent-style-name="Обычный">
      <style:text-properties fo:font-size="14pt" style:font-size-asian="14pt" fo:hyphenate="false"/>
    </style:style>
    <style:style style:name="Переченьрисунков" style:display-name="Перечень рисунков" style:family="paragraph" style:parent-style-name="Названиеобъекта">
      <style:text-properties fo:hyphenate="false"/>
    </style:style>
    <style:style style:name="Текствзаданномформате" style:display-name="Текст в заданном формате" style:family="paragraph" style:parent-style-name="Обычный">
      <style:text-properties style:font-name="PT Astra Serif" fo:font-size="14pt" style:font-size-asian="14pt" fo:hyphenate="false"/>
    </style:style>
    <style:style style:name="Горизонтальнаялиния" style:display-name="Горизонтальная линия" style:family="paragraph" style:parent-style-name="Обычный" style:next-style-name="Основнойтекст">
      <style:paragraph-properties fo:border-top="none" fo:border-left="none" fo:border-bottom="0.0138in solid #000000" fo:border-right="none" fo:padding="0in" style:shadow="none"/>
      <style:text-properties fo:font-size="2pt" style:font-size-asian="2pt" fo:hyphenate="false"/>
    </style:style>
    <style:style style:name="Содержимоесписка" style:display-name="Содержимое списка" style:family="paragraph" style:parent-style-name="Обычный">
      <style:text-properties fo:hyphenate="false"/>
    </style:style>
    <style:style style:name="Заголовоксписка" style:display-name="Заголовок списка" style:family="paragraph" style:parent-style-name="Обычный" style:next-style-name="Содержимоесписка">
      <style:text-properties fo:hyphenate="false"/>
    </style:style>
    <style:style style:name="Гриф_Экземпляр" style:display-name="Гриф_Экземпляр" style:family="paragraph" style:parent-style-name="Обычный">
      <style:text-properties fo:hyphenate="false"/>
    </style:style>
    <style:style style:name="Исполнительдокумента" style:display-name="Исполнитель документа" style:family="paragraph" style:parent-style-name="Обычный">
      <style:text-properties fo:hyphenate="false"/>
    </style:style>
    <style:style style:name="Заголовокспискаиллюстраций" style:display-name="Заголовок списка иллюстраций" style:family="paragraph" style:parent-style-name="Заголовок">
      <style:paragraph-properties text:number-lines="false" fo:text-align="center"/>
      <style:text-properties fo:hyphenate="false"/>
    </style:style>
    <style:style style:name="Абзацсписка" style:display-name="Абзац списка" style:family="paragraph" style:parent-style-name="Обычный">
      <style:paragraph-properties fo:widows="2" fo:orphans="2" fo:margin-bottom="0.1111in" fo:line-height="106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fo:hyphenate="false"/>
    </style:style>
    <style:style style:name="Standard" style:display-name="Standard" style:family="paragraph">
      <style:text-properties style:font-name="Times New Rom愀渀" style:font-name-asian="Times New Rom愀渀" style:font-name-complex="Times New Rom愀渀" style:language-asian="zh" style:country-asian="CN" fo:hyphenate="false"/>
    </style:style>
    <style:style style:name="StandardWW" style:display-name="Standard (WW)" style:family="paragraph">
      <style:paragraph-properties fo:widows="0" fo:orphans="0" fo:text-align="center"/>
      <style:text-properties style:font-name="PT Astra Serif" style:font-name-asian="PT Astra Serif" style:font-name-complex="PT Astra Serif" fo:font-size="14pt" style:font-size-asian="1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text:list-style style:name="LFO2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style:style style:name="WW_CharLFO3LVL1" style:family="text">
      <style:text-properties style:font-name="PT Astra Serif" style:font-name-complex="PT Astra Serif"/>
    </style:style>
    <style:style style:name="WW_CharLFO3LVL2" style:family="text">
      <style:text-properties style:font-name="PT Astra Serif" style:font-name-complex="PT Astra Serif"/>
    </style:style>
    <style:style style:name="WW_CharLFO3LVL3" style:family="text">
      <style:text-properties style:font-name="PT Astra Serif" style:font-name-complex="PT Astra Serif"/>
    </style:style>
    <style:style style:name="WW_CharLFO3LVL4" style:family="text">
      <style:text-properties style:font-name="PT Astra Serif" style:font-name-complex="PT Astra Serif"/>
    </style:style>
    <style:style style:name="WW_CharLFO3LVL5" style:family="text">
      <style:text-properties style:font-name="PT Astra Serif" style:font-name-complex="PT Astra Serif"/>
    </style:style>
    <style:style style:name="WW_CharLFO3LVL6" style:family="text">
      <style:text-properties style:font-name="PT Astra Serif" style:font-name-complex="PT Astra Serif"/>
    </style:style>
    <style:style style:name="WW_CharLFO3LVL7" style:family="text">
      <style:text-properties style:font-name="PT Astra Serif" style:font-name-complex="PT Astra Serif"/>
    </style:style>
    <style:style style:name="WW_CharLFO3LVL8" style:family="text">
      <style:text-properties style:font-name="PT Astra Serif" style:font-name-complex="PT Astra Serif"/>
    </style:style>
    <style:style style:name="WW_CharLFO3LVL9" style:family="text">
      <style:text-properties style:font-name="PT Astra Serif" style:font-name-complex="PT Astra Serif"/>
    </style:style>
    <text:list-style style:name="LFO3">
      <text:list-level-style-bullet text:level="1" text:style-name="WW_CharLFO3LVL1" text:bullet-char="–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  <style:text-properties style:font-name="PT Astra Serif"/>
      </text:list-level-style-bullet>
      <text:list-level-style-bullet text:level="2" text:style-name="WW_CharLFO3LVL2" text:bullet-char="–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  <style:text-properties style:font-name="PT Astra Serif"/>
      </text:list-level-style-bullet>
      <text:list-level-style-bullet text:level="3" text:style-name="WW_CharLFO3LVL3" text:bullet-char="–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  <style:text-properties style:font-name="PT Astra Serif"/>
      </text:list-level-style-bullet>
      <text:list-level-style-bullet text:level="4" text:style-name="WW_CharLFO3LVL4" text:bullet-char="–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  <style:text-properties style:font-name="PT Astra Serif"/>
      </text:list-level-style-bullet>
      <text:list-level-style-bullet text:level="5" text:style-name="WW_CharLFO3LVL5" text:bullet-char="–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  <style:text-properties style:font-name="PT Astra Serif"/>
      </text:list-level-style-bullet>
      <text:list-level-style-bullet text:level="6" text:style-name="WW_CharLFO3LVL6" text:bullet-char="–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  <style:text-properties style:font-name="PT Astra Serif"/>
      </text:list-level-style-bullet>
      <text:list-level-style-bullet text:level="7" text:style-name="WW_CharLFO3LVL7" text:bullet-char="–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  <style:text-properties style:font-name="PT Astra Serif"/>
      </text:list-level-style-bullet>
      <text:list-level-style-bullet text:level="8" text:style-name="WW_CharLFO3LVL8" text:bullet-char="–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  <style:text-properties style:font-name="PT Astra Serif"/>
      </text:list-level-style-bullet>
      <text:list-level-style-bullet text:level="9" text:style-name="WW_CharLFO3LVL9" text:bullet-char="–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  <style:text-properties style:font-name="PT Astra Serif"/>
      </text:list-level-style-bullet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7875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</office:automatic-styles>
  <office:master-styles>
    <style:master-page style:name="MP0" style:page-layout-name="PL0">
      <style:header>
        <text:p text:style-name="Верхнийколонтитул"><text:page-number text:fixed="false">3</text:page-number></text:p>
      </style:header>
      <style:footer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fault</dc:title>
    <dc:description/>
    <dc:subject/>
    <meta:initial-creator>Екатерина Колесникова</meta:initial-creator>
    <dc:creator>Екатерина Колесникова</dc:creator>
    <meta:creation-date>2026-01-23T12:01:00Z</meta:creation-date>
    <dc:date>2026-01-23T12:01:00Z</dc:date>
    <meta:print-date>2026-01-21T15:43:00Z</meta:print-date>
    <meta:template xlink:href="Normal.dotm" xlink:type="simple"/>
    <meta:editing-cycles>2</meta:editing-cycles>
    <meta:editing-duration>PT0S</meta:editing-duration>
    <meta:document-statistic meta:page-count="17" meta:paragraph-count="36" meta:word-count="2697" meta:character-count="18034" meta:row-count="128" meta:non-whitespace-character-count="15373"/>
  </office:meta>
</office:document-meta>
</file>